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1" svg:font-family="OpenSymbol" style:font-pitch="variable" style:font-charset="x-symbol"/>
    <style:font-face style:name="Mangal2" svg:font-family="Mangal"/>
    <style:font-face style:name="OpenSymbol" svg:font-family="OpenSymbol"/>
    <style:font-face style:name="Times New Roman2" svg:font-family="'Times New Roman'" style:font-adornments="Normal" style:font-family-generic="roman"/>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master-page-name="Right_20_Page">
      <style:table-properties style:width="18.997cm" style:page-number="auto" table:align="left"/>
    </style:style>
    <style:style style:name="Tableau1.A" style:family="table-column">
      <style:table-column-properties style:column-width="4.205cm"/>
    </style:style>
    <style:style style:name="Tableau1.E" style:family="table-column">
      <style:table-column-properties style:column-width="2.177cm"/>
    </style:style>
    <style:style style:name="Tableau1.A1" style:family="table-cell">
      <style:table-cell-properties fo:padding="0.097cm" fo:border-left="1pt solid #000000" fo:border-right="none" fo:border-top="1pt solid #000000" fo:border-bottom="1pt solid #000000"/>
    </style:style>
    <style:style style:name="Tableau1.E1" style:family="table-cell">
      <style:table-cell-properties fo:padding="0.097cm" fo:border="1pt solid #000000"/>
    </style:style>
    <style:style style:name="Tableau1.A2" style:family="table-cell">
      <style:table-cell-properties fo:padding="0.097cm" fo:border-left="1pt solid #000000" fo:border-right="none" fo:border-top="none" fo:border-bottom="1pt solid #000000"/>
    </style:style>
    <style:style style:name="Tableau1.E2" style:family="table-cell">
      <style:table-cell-properties fo:padding="0.097cm" fo:border-left="1pt solid #000000" fo:border-right="1pt solid #000000" fo:border-top="none" fo:border-bottom="1pt solid #000000"/>
    </style:style>
    <style:style style:name="Tableau2" style:family="table">
      <style:table-properties style:width="18.997cm" table:align="left"/>
    </style:style>
    <style:style style:name="Tableau2.A" style:family="table-column">
      <style:table-column-properties style:column-width="4.205cm"/>
    </style:style>
    <style:style style:name="Tableau2.E" style:family="table-column">
      <style:table-column-properties style:column-width="2.177cm"/>
    </style:style>
    <style:style style:name="Tableau2.A1" style:family="table-cell">
      <style:table-cell-properties fo:padding="0.097cm" fo:border-left="1pt solid #000000" fo:border-right="none" fo:border-top="1pt solid #000000" fo:border-bottom="1pt solid #000000"/>
    </style:style>
    <style:style style:name="Tableau2.E1" style:family="table-cell">
      <style:table-cell-properties fo:padding="0.097cm" fo:border="1pt solid #000000"/>
    </style:style>
    <style:style style:name="Tableau2.A2" style:family="table-cell">
      <style:table-cell-properties fo:padding="0.097cm" fo:border-left="1pt solid #000000" fo:border-right="none" fo:border-top="none" fo:border-bottom="1pt solid #000000"/>
    </style:style>
    <style:style style:name="Tableau2.E2" style:family="table-cell">
      <style:table-cell-properties fo:padding="0.097cm" fo:border-left="1pt solid #000000" fo:border-right="1pt solid #000000" fo:border-top="none" fo:border-bottom="1pt solid #000000"/>
    </style:style>
    <style:style style:name="Tableau3" style:family="table">
      <style:table-properties style:width="18.997cm" table:align="left"/>
    </style:style>
    <style:style style:name="Tableau3.A" style:family="table-column">
      <style:table-column-properties style:column-width="4.205cm"/>
    </style:style>
    <style:style style:name="Tableau3.E" style:family="table-column">
      <style:table-column-properties style:column-width="2.177cm"/>
    </style:style>
    <style:style style:name="Tableau3.A1" style:family="table-cell">
      <style:table-cell-properties fo:padding="0.097cm" fo:border-left="1pt solid #000000" fo:border-right="none" fo:border-top="1pt solid #000000" fo:border-bottom="1pt solid #000000"/>
    </style:style>
    <style:style style:name="Tableau3.E1" style:family="table-cell">
      <style:table-cell-properties fo:padding="0.097cm" fo:border="1pt solid #000000"/>
    </style:style>
    <style:style style:name="Tableau3.A2" style:family="table-cell">
      <style:table-cell-properties fo:padding="0.097cm" fo:border-left="1pt solid #000000" fo:border-right="none" fo:border-top="none" fo:border-bottom="1pt solid #000000"/>
    </style:style>
    <style:style style:name="Tableau3.E2" style:family="table-cell">
      <style:table-cell-properties fo:padding="0.097cm" fo:border-left="1pt solid #000000" fo:border-right="1pt solid #000000" fo:border-top="none" fo:border-bottom="1pt solid #000000"/>
    </style:style>
    <style:style style:name="Tableau4" style:family="table">
      <style:table-properties style:width="18.997cm" table:align="left"/>
    </style:style>
    <style:style style:name="Tableau4.A" style:family="table-column">
      <style:table-column-properties style:column-width="4.205cm"/>
    </style:style>
    <style:style style:name="Tableau4.E" style:family="table-column">
      <style:table-column-properties style:column-width="2.177cm"/>
    </style:style>
    <style:style style:name="Tableau4.A1" style:family="table-cell">
      <style:table-cell-properties fo:padding="0.097cm" fo:border-left="1pt solid #000000" fo:border-right="none" fo:border-top="1pt solid #000000" fo:border-bottom="1pt solid #000000"/>
    </style:style>
    <style:style style:name="Tableau4.E1" style:family="table-cell">
      <style:table-cell-properties fo:padding="0.097cm" fo:border="1pt solid #000000"/>
    </style:style>
    <style:style style:name="Tableau4.A2" style:family="table-cell">
      <style:table-cell-properties fo:padding="0.097cm" fo:border-left="1pt solid #000000" fo:border-right="none" fo:border-top="none" fo:border-bottom="1pt solid #000000"/>
    </style:style>
    <style:style style:name="Tableau4.E2" style:family="table-cell">
      <style:table-cell-properties fo:padding="0.097cm" fo:border-left="1pt solid #000000" fo:border-right="1pt solid #000000" fo:border-top="none" fo:border-bottom="1pt solid #000000"/>
    </style:style>
    <style:style style:name="Tableau8" style:family="table">
      <style:table-properties style:width="18.997cm" fo:break-before="page" table:align="left"/>
    </style:style>
    <style:style style:name="Tableau8.A" style:family="table-column">
      <style:table-column-properties style:column-width="4.205cm"/>
    </style:style>
    <style:style style:name="Tableau8.E" style:family="table-column">
      <style:table-column-properties style:column-width="2.177cm"/>
    </style:style>
    <style:style style:name="Tableau8.A1" style:family="table-cell">
      <style:table-cell-properties fo:padding="0.097cm" fo:border-left="1pt solid #000000" fo:border-right="none" fo:border-top="1pt solid #000000" fo:border-bottom="1pt solid #000000"/>
    </style:style>
    <style:style style:name="Tableau8.E1" style:family="table-cell">
      <style:table-cell-properties fo:padding="0.097cm" fo:border="1pt solid #000000"/>
    </style:style>
    <style:style style:name="Tableau8.A2" style:family="table-cell">
      <style:table-cell-properties fo:padding="0.097cm" fo:border-left="1pt solid #000000" fo:border-right="none" fo:border-top="none" fo:border-bottom="1pt solid #000000"/>
    </style:style>
    <style:style style:name="Tableau8.E2" style:family="table-cell">
      <style:table-cell-properties fo:padding="0.097cm" fo:border-left="1pt solid #000000" fo:border-right="1pt solid #000000" fo:border-top="none" fo:border-bottom="1pt solid #000000"/>
    </style:style>
    <style:style style:name="Tableau9" style:family="table">
      <style:table-properties style:width="18.997cm" table:align="left"/>
    </style:style>
    <style:style style:name="Tableau9.A" style:family="table-column">
      <style:table-column-properties style:column-width="4.205cm"/>
    </style:style>
    <style:style style:name="Tableau9.E" style:family="table-column">
      <style:table-column-properties style:column-width="2.177cm"/>
    </style:style>
    <style:style style:name="Tableau9.A1" style:family="table-cell">
      <style:table-cell-properties fo:padding="0.097cm" fo:border-left="1pt solid #000000" fo:border-right="none" fo:border-top="1pt solid #000000" fo:border-bottom="1pt solid #000000"/>
    </style:style>
    <style:style style:name="Tableau9.E1" style:family="table-cell">
      <style:table-cell-properties fo:padding="0.097cm" fo:border="1pt solid #000000"/>
    </style:style>
    <style:style style:name="Tableau9.A2" style:family="table-cell">
      <style:table-cell-properties fo:padding="0.097cm" fo:border-left="1pt solid #000000" fo:border-right="none" fo:border-top="none" fo:border-bottom="1pt solid #000000"/>
    </style:style>
    <style:style style:name="Tableau9.E2" style:family="table-cell">
      <style:table-cell-properties fo:padding="0.097cm" fo:border-left="1pt solid #000000" fo:border-right="1pt solid #000000" fo:border-top="none" fo:border-bottom="1pt solid #000000"/>
    </style:style>
    <style:style style:name="Tableau6" style:family="table">
      <style:table-properties style:width="18.997cm" table:align="left"/>
    </style:style>
    <style:style style:name="Tableau6.A" style:family="table-column">
      <style:table-column-properties style:column-width="4.205cm"/>
    </style:style>
    <style:style style:name="Tableau6.E" style:family="table-column">
      <style:table-column-properties style:column-width="2.177cm"/>
    </style:style>
    <style:style style:name="Tableau6.A1" style:family="table-cell">
      <style:table-cell-properties fo:padding="0.097cm" fo:border-left="1pt solid #000000" fo:border-right="none" fo:border-top="1pt solid #000000" fo:border-bottom="1pt solid #000000"/>
    </style:style>
    <style:style style:name="Tableau6.E1" style:family="table-cell">
      <style:table-cell-properties fo:padding="0.097cm" fo:border="1pt solid #000000"/>
    </style:style>
    <style:style style:name="Tableau6.A2" style:family="table-cell">
      <style:table-cell-properties fo:padding="0.097cm" fo:border-left="1pt solid #000000" fo:border-right="none" fo:border-top="none" fo:border-bottom="1pt solid #000000"/>
    </style:style>
    <style:style style:name="Tableau6.E2" style:family="table-cell">
      <style:table-cell-properties fo:padding="0.097cm" fo:border-left="1pt solid #000000" fo:border-right="1pt solid #000000" fo:border-top="none" fo:border-bottom="1pt solid #000000"/>
    </style:style>
    <style:style style:name="Tableau7" style:family="table">
      <style:table-properties style:width="18.997cm" table:align="left"/>
    </style:style>
    <style:style style:name="Tableau7.A" style:family="table-column">
      <style:table-column-properties style:column-width="4.205cm"/>
    </style:style>
    <style:style style:name="Tableau7.E" style:family="table-column">
      <style:table-column-properties style:column-width="2.177cm"/>
    </style:style>
    <style:style style:name="Tableau7.A1" style:family="table-cell">
      <style:table-cell-properties fo:padding="0.097cm" fo:border-left="1pt solid #000000" fo:border-right="none" fo:border-top="1pt solid #000000" fo:border-bottom="1pt solid #000000"/>
    </style:style>
    <style:style style:name="Tableau7.E1" style:family="table-cell">
      <style:table-cell-properties fo:padding="0.097cm" fo:border="1pt solid #000000"/>
    </style:style>
    <style:style style:name="Tableau7.A2" style:family="table-cell">
      <style:table-cell-properties fo:padding="0.097cm" fo:border-left="1pt solid #000000" fo:border-right="none" fo:border-top="none" fo:border-bottom="1pt solid #000000"/>
    </style:style>
    <style:style style:name="Tableau7.E2" style:family="table-cell">
      <style:table-cell-properties fo:padding="0.097cm" fo:border-left="1pt solid #000000" fo:border-right="1pt solid #000000" fo:border-top="none" fo:border-bottom="1pt solid #000000"/>
    </style:style>
    <style:style style:name="Tableau5" style:family="table">
      <style:table-properties style:width="18.501cm" fo:margin-left="0.499cm" fo:margin-right="0cm" table:align="margins"/>
    </style:style>
    <style:style style:name="Tableau5.A" style:family="table-column">
      <style:table-column-properties style:column-width="2.642cm" style:rel-column-width="9360*"/>
    </style:style>
    <style:style style:name="Tableau5.G" style:family="table-column">
      <style:table-column-properties style:column-width="2.646cm" style:rel-column-width="9375*"/>
    </style:style>
    <style:style style:name="Tableau5.A1" style:family="table-cell">
      <style:table-cell-properties fo:padding="0cm" fo:border-left="1pt solid #000000" fo:border-right="none" fo:border-top="1pt solid #000000" fo:border-bottom="1pt solid #000000"/>
    </style:style>
    <style:style style:name="Tableau5.G1" style:family="table-cell">
      <style:table-cell-properties fo:padding="0cm" fo:border="1pt solid #000000"/>
    </style:style>
    <style:style style:name="Tableau5.A2" style:family="table-cell">
      <style:table-cell-properties fo:padding="0cm" fo:border-left="1pt solid #000000" fo:border-right="none" fo:border-top="none" fo:border-bottom="1pt solid #000000"/>
    </style:style>
    <style:style style:name="Tableau5.G2" style:family="table-cell">
      <style:table-cell-properties fo:padding="0cm" fo:border-left="1pt solid #000000" fo:border-right="1pt solid #000000" fo:border-top="none" fo:border-bottom="1pt solid #000000"/>
    </style:style>
    <style:style style:name="Tableau12" style:family="table">
      <style:table-properties style:width="18.985cm" fo:margin-left="0cm" fo:margin-right="0.016cm" table:align="margins"/>
    </style:style>
    <style:style style:name="Tableau12.A" style:family="table-column">
      <style:table-column-properties style:column-width="2.91cm" style:rel-column-width="10046*"/>
    </style:style>
    <style:style style:name="Tableau12.B" style:family="table-column">
      <style:table-column-properties style:column-width="1.236cm" style:rel-column-width="4268*"/>
    </style:style>
    <style:style style:name="Tableau12.N" style:family="table-column">
      <style:table-column-properties style:column-width="1.238cm" style:rel-column-width="4273*"/>
    </style:style>
    <style:style style:name="Tableau12.A1" style:family="table-cell">
      <style:table-cell-properties fo:padding="0.097cm" fo:border-left="1pt solid #000000" fo:border-right="none" fo:border-top="1pt solid #000000" fo:border-bottom="1pt solid #000000"/>
    </style:style>
    <style:style style:name="Tableau12.N1" style:family="table-cell">
      <style:table-cell-properties fo:padding="0.097cm" fo:border="1pt solid #000000"/>
    </style:style>
    <style:style style:name="Tableau12.A2" style:family="table-cell">
      <style:table-cell-properties fo:padding="0.097cm" fo:border-left="1pt solid #000000" fo:border-right="none" fo:border-top="none" fo:border-bottom="1pt solid #000000"/>
    </style:style>
    <style:style style:name="Tableau12.N2" style:family="table-cell">
      <style:table-cell-properties fo:padding="0.097cm" fo:border-left="1pt solid #000000" fo:border-right="1pt solid #000000" fo:border-top="none" fo:border-bottom="1pt solid #000000"/>
    </style:style>
    <style:style style:name="Tableau13" style:family="table">
      <style:table-properties style:width="19.001cm" fo:break-before="page" table:align="left"/>
    </style:style>
    <style:style style:name="Tableau13.A" style:family="table-column">
      <style:table-column-properties style:column-width="3.164cm"/>
    </style:style>
    <style:style style:name="Tableau13.B" style:family="table-column">
      <style:table-column-properties style:column-width="3.166cm"/>
    </style:style>
    <style:style style:name="Tableau13.F" style:family="table-column">
      <style:table-column-properties style:column-width="3.173cm"/>
    </style:style>
    <style:style style:name="Tableau13.A1" style:family="table-cell">
      <style:table-cell-properties fo:padding="0.097cm" fo:border-left="1pt solid #000000" fo:border-right="none" fo:border-top="1pt solid #000000" fo:border-bottom="1pt solid #000000"/>
    </style:style>
    <style:style style:name="Tableau13.F1" style:family="table-cell">
      <style:table-cell-properties fo:padding="0.097cm" fo:border="1pt solid #000000"/>
    </style:style>
    <style:style style:name="Tableau13.A2" style:family="table-cell">
      <style:table-cell-properties fo:padding="0.097cm" fo:border-left="1pt solid #000000" fo:border-right="none" fo:border-top="none" fo:border-bottom="1pt solid #000000"/>
    </style:style>
    <style:style style:name="Tableau13.F2" style:family="table-cell">
      <style:table-cell-properties fo:padding="0.097cm" fo:border-left="1pt solid #000000" fo:border-right="1pt solid #000000" fo:border-top="none" fo:border-bottom="1pt solid #000000"/>
    </style:style>
    <style:style style:name="Tableau10" style:family="table">
      <style:table-properties style:width="19.001cm" fo:break-before="page" table:align="left"/>
    </style:style>
    <style:style style:name="Tableau10.A" style:family="table-column">
      <style:table-column-properties style:column-width="3.164cm"/>
    </style:style>
    <style:style style:name="Tableau10.B" style:family="table-column">
      <style:table-column-properties style:column-width="3.166cm"/>
    </style:style>
    <style:style style:name="Tableau10.F" style:family="table-column">
      <style:table-column-properties style:column-width="3.173cm"/>
    </style:style>
    <style:style style:name="Tableau10.A1" style:family="table-cell">
      <style:table-cell-properties fo:padding="0.097cm" fo:border-left="1pt solid #000000" fo:border-right="none" fo:border-top="1pt solid #000000" fo:border-bottom="1pt solid #000000"/>
    </style:style>
    <style:style style:name="Tableau10.F1" style:family="table-cell">
      <style:table-cell-properties fo:padding="0.097cm" fo:border="1pt solid #000000"/>
    </style:style>
    <style:style style:name="Tableau10.A2" style:family="table-cell">
      <style:table-cell-properties fo:padding="0.097cm" fo:border-left="1pt solid #000000" fo:border-right="none" fo:border-top="none" fo:border-bottom="1pt solid #000000"/>
    </style:style>
    <style:style style:name="Tableau10.F2" style:family="table-cell">
      <style:table-cell-properties fo:padding="0.097cm" fo:border-left="1pt solid #000000" fo:border-right="1pt solid #000000" fo:border-top="none" fo:border-bottom="1pt solid #000000"/>
    </style:style>
    <style:style style:name="Tableau14" style:family="table">
      <style:table-properties style:width="18.501cm" fo:margin-left="0.499cm" fo:margin-right="0cm" table:align="margins"/>
    </style:style>
    <style:style style:name="Tableau14.A" style:family="table-column">
      <style:table-column-properties style:column-width="2.642cm" style:rel-column-width="9360*"/>
    </style:style>
    <style:style style:name="Tableau14.G" style:family="table-column">
      <style:table-column-properties style:column-width="2.646cm" style:rel-column-width="9375*"/>
    </style:style>
    <style:style style:name="Tableau14.A1" style:family="table-cell">
      <style:table-cell-properties fo:padding="0cm" fo:border-left="1pt solid #000000" fo:border-right="none" fo:border-top="1pt solid #000000" fo:border-bottom="1pt solid #000000"/>
    </style:style>
    <style:style style:name="Tableau14.G1" style:family="table-cell">
      <style:table-cell-properties fo:padding="0cm" fo:border="1pt solid #000000"/>
    </style:style>
    <style:style style:name="Tableau14.A2" style:family="table-cell">
      <style:table-cell-properties fo:padding="0cm" fo:border-left="1pt solid #000000" fo:border-right="none" fo:border-top="none" fo:border-bottom="1pt solid #000000"/>
    </style:style>
    <style:style style:name="Tableau14.G2" style:family="table-cell">
      <style:table-cell-properties fo:padding="0cm" fo:border-left="1pt solid #000000" fo:border-right="1pt solid #000000" fo:border-top="none" fo:border-bottom="1pt solid #000000"/>
    </style:style>
    <style:style style:name="Tableau15" style:family="table">
      <style:table-properties style:width="18.997cm" fo:margin-left="0cm" fo:margin-right="0.004cm" table:align="margins"/>
    </style:style>
    <style:style style:name="Tableau15.A" style:family="table-column">
      <style:table-column-properties style:column-width="3.836cm" style:rel-column-width="13234*"/>
    </style:style>
    <style:style style:name="Tableau15.B" style:family="table-column">
      <style:table-column-properties style:column-width="3.032cm" style:rel-column-width="10460*"/>
    </style:style>
    <style:style style:name="Tableau15.F" style:family="table-column">
      <style:table-column-properties style:column-width="3.032cm" style:rel-column-width="10461*"/>
    </style:style>
    <style:style style:name="Tableau15.A1" style:family="table-cell">
      <style:table-cell-properties style:vertical-align="middle" fo:padding="0.097cm" fo:border-left="1pt solid #000000" fo:border-right="none" fo:border-top="1pt solid #000000" fo:border-bottom="1pt solid #000000"/>
    </style:style>
    <style:style style:name="Tableau15.F1" style:family="table-cell">
      <style:table-cell-properties style:vertical-align="middle" fo:padding="0.097cm" fo:border="1pt solid #000000"/>
    </style:style>
    <style:style style:name="Tableau15.A2" style:family="table-cell">
      <style:table-cell-properties style:vertical-align="middle" fo:padding="0.097cm" fo:border-left="1pt solid #000000" fo:border-right="none" fo:border-top="none" fo:border-bottom="1pt solid #000000"/>
    </style:style>
    <style:style style:name="Tableau15.F2" style:family="table-cell">
      <style:table-cell-properties style:vertical-align="middle" fo:padding="0.097cm" fo:border-left="1pt solid #000000" fo:border-right="1pt solid #000000" fo:border-top="none" fo:border-bottom="1pt solid #000000"/>
    </style:style>
    <style:style style:name="Tableau16" style:family="table">
      <style:table-properties style:width="18.985cm" fo:margin-left="0cm" fo:margin-right="0.016cm" fo:break-before="page" table:align="margins"/>
    </style:style>
    <style:style style:name="Tableau16.A" style:family="table-column">
      <style:table-column-properties style:column-width="2.91cm" style:rel-column-width="10046*"/>
    </style:style>
    <style:style style:name="Tableau16.B" style:family="table-column">
      <style:table-column-properties style:column-width="1.236cm" style:rel-column-width="4268*"/>
    </style:style>
    <style:style style:name="Tableau16.N" style:family="table-column">
      <style:table-column-properties style:column-width="1.238cm" style:rel-column-width="4273*"/>
    </style:style>
    <style:style style:name="Tableau16.A1" style:family="table-cell">
      <style:table-cell-properties fo:padding="0.097cm" fo:border-left="1pt solid #000000" fo:border-right="none" fo:border-top="1pt solid #000000" fo:border-bottom="1pt solid #000000"/>
    </style:style>
    <style:style style:name="Tableau16.N1" style:family="table-cell">
      <style:table-cell-properties fo:padding="0.097cm" fo:border="1pt solid #000000"/>
    </style:style>
    <style:style style:name="Tableau16.A2" style:family="table-cell">
      <style:table-cell-properties fo:padding="0.097cm" fo:border-left="1pt solid #000000" fo:border-right="none" fo:border-top="none" fo:border-bottom="1pt solid #000000"/>
    </style:style>
    <style:style style:name="Tableau16.N2" style:family="table-cell">
      <style:table-cell-properties fo:padding="0.097cm" fo:border-left="1pt solid #000000" fo:border-right="1pt solid #000000" fo:border-top="none" fo:border-bottom="1pt solid #000000"/>
    </style:style>
    <style:style style:name="Tableau17" style:family="table">
      <style:table-properties style:width="18.997cm" fo:margin-left="0cm" fo:margin-right="0.004cm" table:align="margins"/>
    </style:style>
    <style:style style:name="Tableau17.A" style:family="table-column">
      <style:table-column-properties style:column-width="3.836cm" style:rel-column-width="13234*"/>
    </style:style>
    <style:style style:name="Tableau17.B" style:family="table-column">
      <style:table-column-properties style:column-width="3.032cm" style:rel-column-width="10460*"/>
    </style:style>
    <style:style style:name="Tableau17.F" style:family="table-column">
      <style:table-column-properties style:column-width="3.032cm" style:rel-column-width="10461*"/>
    </style:style>
    <style:style style:name="Tableau17.A1" style:family="table-cell">
      <style:table-cell-properties style:vertical-align="middle" fo:padding="0.097cm" fo:border-left="1pt solid #000000" fo:border-right="none" fo:border-top="1pt solid #000000" fo:border-bottom="1pt solid #000000"/>
    </style:style>
    <style:style style:name="Tableau17.F1" style:family="table-cell">
      <style:table-cell-properties style:vertical-align="middle" fo:padding="0.097cm" fo:border="1pt solid #000000"/>
    </style:style>
    <style:style style:name="Tableau17.A2" style:family="table-cell">
      <style:table-cell-properties style:vertical-align="middle" fo:padding="0.097cm" fo:border-left="1pt solid #000000" fo:border-right="none" fo:border-top="none" fo:border-bottom="1pt solid #000000"/>
    </style:style>
    <style:style style:name="Tableau17.F2" style:family="table-cell">
      <style:table-cell-properties style:vertical-align="middle" fo:padding="0.097cm" fo:border-left="1pt solid #000000" fo:border-right="1pt solid #000000" fo:border-top="none" fo:border-bottom="1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fTitre_20_a_29_" style:list-style-name=""/>
    <style:style style:name="P7" style:family="paragraph" style:parent-style-name="Table_20_Contents">
      <style:paragraph-properties fo:text-align="center" style:justify-single-word="false"/>
    </style:style>
    <style:style style:name="P8" style:family="paragraph" style:parent-style-name="Standard" style:list-style-name="tfPuc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margin-top="0.199cm" fo:margin-bottom="0cm"/>
    </style:style>
    <style:style style:name="P13" style:family="paragraph" style:parent-style-name="Standard" style:list-style-name="">
      <style:paragraph-properties fo:margin-top="0.199cm" fo:margin-bottom="0cm"/>
    </style:style>
    <style:style style:name="P14" style:family="paragraph" style:parent-style-name="Standard" style:list-style-name="">
      <style:paragraph-properties fo:margin-top="0.199cm" fo:margin-bottom="0cm" fo:break-before="page"/>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weight="normal" style:font-weight-asian="normal" style:font-weight-complex="normal"/>
    </style:style>
    <style:style style:name="P17" style:family="paragraph" style:parent-style-name="Standard">
      <style:paragraph-properties fo:margin-top="0cm" fo:margin-bottom="0cm"/>
    </style:style>
    <style:style style:name="P1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 style:family="paragraph">
      <style:paragraph-properties text:enable-numbering="false" fo:margin-left="0cm" fo:margin-right="0cm" fo:margin-top="0cm" fo:margin-bottom="0cm" fo:line-height="100%" fo:text-indent="0cm"/>
    </style:style>
    <style:style style:name="P2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5pt" style:font-style-asian="normal" style:font-weight-asian="normal" style:font-name-complex="Arial" style:font-size-complex="5pt" style:font-style-complex="normal" style:font-weight-complex="normal" style:text-emphasize="none" style:text-scale="100%" style:font-relief="none" style:text-overline-style="none" style:text-overline-color="font-color"/>
    </style:style>
    <style:style style:name="P2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6.40000009536743pt" style:font-style-asian="normal" style:font-weight-asian="normal" style:font-name-complex="Arial" style:font-size-complex="6.40000009536743pt" style:font-style-complex="normal" style:font-weight-complex="normal" style:text-emphasize="none" style:text-scale="100%" style:font-relief="none" style:text-overline-style="none" style:text-overline-color="font-color"/>
    </style:style>
    <style:style style:name="P2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5.80000019073486pt" style:font-style-asian="normal" style:font-weight-asian="normal" style:font-name-complex="Arial" style:font-size-complex="5.80000019073486pt" style:font-style-complex="normal" style:font-weight-complex="normal" style:text-emphasize="none" style:text-scale="100%" style:font-relief="none" style:text-overline-style="none" style:text-overline-color="font-color"/>
    </style:style>
    <style:style style:name="P2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4.40000009536743pt" style:font-style-asian="normal" style:font-weight-asian="normal" style:font-name-complex="Arial" style:font-size-complex="4.40000009536743pt" style:font-style-complex="normal" style:font-weight-complex="normal" style:text-emphasize="none" style:text-scale="100%" style:font-relief="none" style:text-overline-style="none" style:text-overline-color="font-color"/>
    </style:style>
    <style:style style:name="P2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5.19999980926514pt" style:font-style-asian="normal" style:font-weight-asian="normal" style:font-name-complex="Arial" style:font-size-complex="5.19999980926514pt" style:font-style-complex="normal" style:font-weight-complex="normal" style:text-emphasize="none" style:text-scale="100%" style:font-relief="none" style:text-overline-style="none" style:text-overline-color="font-color"/>
    </style:style>
    <style:style style:name="P25" style:family="paragraph">
      <style:paragraph-properties text:enable-numbering="false" fo:margin-left="0cm" fo:margin-right="0cm" fo:margin-top="0cm" fo:margin-bottom="0cm" fo:line-height="100%" fo:text-align="center" fo:text-indent="0cm"/>
    </style:style>
    <style:style style:name="P2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5.19999980926514pt" style:font-style-asian="normal" style:font-weight-asian="normal" style:font-name-complex="Arial" style:font-size-complex="5.19999980926514pt" style:font-style-complex="normal" style:font-weight-complex="normal" style:text-emphasize="none" style:text-scale="100%" style:font-relief="none" style:text-overline-style="none" style:text-overline-color="font-color"/>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5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font-name="OpenSymbol1"/>
    </style:style>
    <style:style style:name="T3" style:family="text">
      <style:text-properties style:use-window-font-color="true" style:text-outline="false" style:text-line-through-styl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5pt" style:font-style-asian="normal" style:font-weight-asian="normal" style:font-name-complex="Arial" style:font-size-complex="5pt"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6.40000009536743pt" style:font-style-asian="normal" style:font-weight-asian="normal" style:font-name-complex="Arial" style:font-size-complex="6.40000009536743pt"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5.80000019073486pt" style:font-style-asian="normal" style:font-weight-asian="normal" style:font-name-complex="Arial" style:font-size-complex="5.80000019073486pt"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4.40000009536743pt" style:font-style-asian="normal" style:font-weight-asian="normal" style:font-name-complex="Arial" style:font-size-complex="4.40000009536743pt"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5.19999980926514pt" style:font-style-asian="normal" style:font-weight-asian="normal" style:font-name-complex="Arial" style:font-size-complex="5.19999980926514pt"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font-name="Arial2"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dash" draw:stroke-dash="Dash_20_32"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18cm" fo:min-width="1.91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18cm" fo:min-width="1.423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18cm" fo:min-width="1.11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18cm" fo:min-width="1.26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18cm" fo:min-width="1.7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18cm" fo:min-width="0.471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19cm" fo:min-width="0.776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429cm" fo:min-width="0.778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18cm" fo:min-width="1.409cm" fo:padding-top="0.125cm" fo:padding-bottom="0.125cm" fo:padding-left="0.25cm" fo:padding-right="0.25cm" draw:shadow="hidden" draw:shadow-offset-x="0.3cm" draw:shadow-offset-y="0.3cm" draw:shadow-color="#808080" style:run-through="foreground"/>
    </style:style>
    <style:style style:name="gr13" style:family="graphic">
      <style:graphic-properties style:run-through="foreground"/>
    </style:style>
    <style:style style:name="gr14" style:family="graphic">
      <style:graphic-properties draw:stroke="dash" draw:stroke-dash="Dash_20_33"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5" style:family="graphic">
      <style:graphic-properties draw:stroke="dash" draw:stroke-dash="Dash_20_34"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6" style:family="graphic">
      <style:graphic-properties draw:stroke="dash" draw:stroke-dash="Dash_20_35"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7" style:family="graphic">
      <style:graphic-properties draw:stroke="dash" draw:stroke-dash="Dash_20_36"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8" style:family="graphic">
      <style:graphic-properties draw:stroke="dash" draw:stroke-dash="Dash_20_37"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9" style:family="graphic">
      <style:graphic-properties draw:stroke="dash" draw:stroke-dash="Dash_20_38"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0" style:family="graphic">
      <style:graphic-properties draw:stroke="dash" draw:stroke-dash="Dash_20_39"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1" style:family="graphic">
      <style:graphic-properties draw:stroke="dash" draw:stroke-dash="Dash_20_40"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2" style:family="graphic">
      <style:graphic-properties draw:stroke="dash" draw:stroke-dash="Dash_20_41"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3" style:family="graphic">
      <style:graphic-properties draw:stroke="dash" draw:stroke-dash="Dash_20_42"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4" style:family="graphic">
      <style:graphic-properties draw:stroke="dash" draw:stroke-dash="Dash_20_43"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5" style:family="graphic">
      <style:graphic-properties draw:stroke="dash" draw:stroke-dash="Dash_20_44"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6" style:family="graphic">
      <style:graphic-properties draw:stroke="dash" draw:stroke-dash="Dash_20_45"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7" style:family="graphic">
      <style:graphic-properties draw:stroke="dash" draw:stroke-dash="Dash_20_46"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8" style:family="graphic">
      <style:graphic-properties draw:stroke="dash" draw:stroke-dash="Dash_20_47"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9" style:family="graphic">
      <style:graphic-properties draw:stroke="solid" svg:stroke-width="0.019cm" svg:stroke-color="#000000" draw:marker-start="" draw:marker-start-width="0.34cm" draw:marker-start-center="false" draw:marker-end="" draw:marker-end-width="0.34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0" style:family="graphic">
      <style:graphic-properties draw:stroke="solid" svg:stroke-width="0.049cm" svg:stroke-color="#000000" draw:marker-start="" draw:marker-start-width="0.0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1" style:family="graphic">
      <style:graphic-properties draw:stroke="solid" svg:stroke-width="0.049cm" svg:stroke-color="#000000" draw:marker-start="Arrow" draw:marker-start-width="0.199cm" draw:marker-start-center="tru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2" style:family="graphic">
      <style:graphic-properties draw:stroke="solid" svg:stroke-width="0.019cm" svg:stroke-color="#000000" draw:marker-start="" draw:marker-start-width="0.33cm" draw:marker-start-center="false" draw:marker-end="" draw:marker-end-width="0.3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solid"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solid" svg:stroke-width="0.019cm" svg:stroke-color="#000000" draw:marker-start="" draw:marker-start-width="0.33cm" draw:marker-start-center="false" draw:marker-end="" draw:marker-end-width="0.33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svg:stroke-width="0.019cm" svg:stroke-color="#000000" draw:marker-start="" draw:marker-start-width="0.33cm" draw:marker-start-center="false" draw:marker-end="" draw:marker-end-width="0.33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6" style:family="graphic">
      <style:graphic-properties draw:stroke="solid" svg:stroke-width="0.019cm" svg:stroke-color="#000000" draw:marker-start="" draw:marker-start-width="0.33cm" draw:marker-start-center="false" draw:marker-end="" draw:marker-end-width="0.33cm" draw:marker-end-center="false" draw:fill="solid" draw:fill-color="#e6e6e6"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43cm" fo:min-width="1.09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43cm" fo:min-width="0.854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43cm" fo:min-width="0.707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43cm" fo:min-width="0.781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43cm" fo:min-width="1.004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svg:stroke-width="0.019cm" svg:stroke-color="#000000" draw:marker-start="" draw:marker-start-width="0.33cm" draw:marker-start-center="false" draw:marker-end="Arrow" draw:marker-end-width="0.19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74cm" fo:min-width="0.32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74cm" fo:min-width="0.328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74cm" fo:min-width="0.4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019cm" svg:stroke-color="#000000" draw:marker-start="" draw:marker-start-width="0.33cm" draw:marker-start-center="false" draw:marker-end="" draw:marker-end-width="0.3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019cm" svg:stroke-color="#000000" draw:marker-start="" draw:marker-start-width="0.33cm" draw:marker-start-center="false" draw:marker-end="" draw:marker-end-width="0.33cm" draw:marker-end-center="false" draw:fill="solid" draw:fill-color="#00000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solid" svg:stroke-width="0.019cm" svg:stroke-color="#000000" draw:marker-start="Arrow" draw:marker-start-width="0.199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76cm" fo:min-width="0.326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53cm" fo:min-width="0.485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51cm" fo:min-width="0.642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049cm" svg:stroke-color="#000000" draw:marker-start="Arrow" draw:marker-start-width="0.229cm" draw:marker-start-center="tru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fo:min-height="0.351cm" fo:min-width="0.64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fo:min-height="0.302cm" fo:min-width="1.085cm" fo:padding-top="0.049cm" fo:padding-bottom="0.049cm" fo:padding-left="0.049cm" fo:padding-right="0.049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fo:min-height="0.57cm" fo:min-width="0.917cm" fo:padding-top="0.049cm" fo:padding-bottom="0.049cm" fo:padding-left="0.049cm" fo:padding-right="0.049cm" draw:shadow="hidden" draw:shadow-offset-x="0.3cm" draw:shadow-offset-y="0.3cm" draw:shadow-color="#808080" style:run-through="foreground"/>
    </style:style>
    <style:style style:name="gr57" style:family="graphic">
      <style:graphic-properties draw:stroke="solid" svg:stroke-width="0.049cm" svg:stroke-color="#000000" draw:marker-start="" draw:marker-start-width="0.379cm" draw:marker-start-center="false" draw:marker-end="Arrow" draw:marker-end-width="0.229cm" draw:marker-end-center="tru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number-columns-repeated="4"/>
        <table:table-column table:style-name="Tableau1.E"/>
        <table:table-row>
          <table:table-cell table:style-name="Tableau1.A1" office:value-type="string">
            <text:p text:style-name="Table_20_Contents">Bibliothèque A</text:p>
          </table:table-cell>
          <table:table-cell table:style-name="Tableau1.A1" office:value-type="string">
            <text:p text:style-name="Table_20_Contents">Policiers</text:p>
          </table:table-cell>
          <table:table-cell table:style-name="Tableau1.A1" office:value-type="string">
            <text:p text:style-name="Table_20_Contents">Aventure</text:p>
          </table:table-cell>
          <table:table-cell table:style-name="Tableau1.A1" office:value-type="string">
            <text:p text:style-name="Table_20_Contents">Science-fiction</text:p>
          </table:table-cell>
          <table:table-cell table:style-name="Tableau1.E1" office:value-type="string">
            <text:p text:style-name="Table_20_Contents"><text:span text:style-name="tfMasqué">Total</text:span></text:p>
          </table:table-cell>
        </table:table-row>
        <table:table-row>
          <table:table-cell table:style-name="Tableau1.A2" office:value-type="string">
            <text:p text:style-name="Table_20_Contents">Effectif</text:p>
          </table:table-cell>
          <table:table-cell table:style-name="Tableau1.A2" office:value-type="string">
            <text:p text:style-name="Table_20_Contents">35</text:p>
          </table:table-cell>
          <table:table-cell table:style-name="Tableau1.A2" office:value-type="string">
            <text:p text:style-name="Table_20_Contents">212</text:p>
          </table:table-cell>
          <table:table-cell table:style-name="Tableau1.A2" office:value-type="string">
            <text:p text:style-name="Table_20_Contents">185</text:p>
          </table:table-cell>
          <table:table-cell table:style-name="Tableau1.E2" office:value-type="string">
            <text:p text:style-name="Table_20_Contents"><text:span text:style-name="tfMasqué"/></text:p>
          </table:table-cell>
        </table:table-row>
        <table:table-row>
          <table:table-cell table:style-name="Tableau1.A2" office:value-type="string">
            <text:p text:style-name="Table_20_Contents">Fréquence</text:p>
          </table:table-cell>
          <table:table-cell table:style-name="Tableau1.A2" office:value-type="string">
            <text:p text:style-name="Table_20_Contents"><text:span text:style-name="tfMasqué"/></text:p>
          </table:table-cell>
          <table:table-cell table:style-name="Tableau1.A2" office:value-type="string">
            <text:p text:style-name="Table_20_Contents"><text:span text:style-name="tfMasqué"/></text:p>
          </table:table-cell>
          <table:table-cell table:style-name="Tableau1.A2" office:value-type="string">
            <text:p text:style-name="Table_20_Contents"><text:span text:style-name="tfMasqué"/></text:p>
          </table:table-cell>
          <table:table-cell table:style-name="Tableau1.E2" office:value-type="string">
            <text:p text:style-name="Table_20_Contents"><text:span text:style-name="tfMasqué"/></text:p>
          </table:table-cell>
        </table:table-row>
      </table:table>
      <text:p text:style-name="Standard"/>
      <table:table table:name="Tableau2" table:style-name="Tableau2">
        <table:table-column table:style-name="Tableau2.A" table:number-columns-repeated="4"/>
        <table:table-column table:style-name="Tableau2.E"/>
        <table:table-row>
          <table:table-cell table:style-name="Tableau2.A1" office:value-type="string">
            <text:p text:style-name="Table_20_Contents">Bibliothèque B</text:p>
          </table:table-cell>
          <table:table-cell table:style-name="Tableau2.A1" office:value-type="string">
            <text:p text:style-name="Table_20_Contents">Policiers</text:p>
          </table:table-cell>
          <table:table-cell table:style-name="Tableau2.A1" office:value-type="string">
            <text:p text:style-name="Table_20_Contents">Aventure</text:p>
          </table:table-cell>
          <table:table-cell table:style-name="Tableau2.A1" office:value-type="string">
            <text:p text:style-name="Table_20_Contents">Science-fiction</text:p>
          </table:table-cell>
          <table:table-cell table:style-name="Tableau2.E1" office:value-type="string">
            <text:p text:style-name="Table_20_Contents"><text:span text:style-name="tfMasqué">Total</text:span></text:p>
          </table:table-cell>
        </table:table-row>
        <table:table-row>
          <table:table-cell table:style-name="Tableau2.A2" office:value-type="string">
            <text:p text:style-name="Table_20_Contents">Effectif</text:p>
          </table:table-cell>
          <table:table-cell table:style-name="Tableau2.A2" office:value-type="string">
            <text:p text:style-name="Table_20_Contents">786</text:p>
          </table:table-cell>
          <table:table-cell table:style-name="Tableau2.A2" office:value-type="string">
            <text:p text:style-name="Table_20_Contents">872</text:p>
          </table:table-cell>
          <table:table-cell table:style-name="Tableau2.A2" office:value-type="string">
            <text:p text:style-name="Table_20_Contents">283</text:p>
          </table:table-cell>
          <table:table-cell table:style-name="Tableau2.E2" office:value-type="string">
            <text:p text:style-name="Table_20_Contents"><text:span text:style-name="tfMasqué"/></text:p>
          </table:table-cell>
        </table:table-row>
        <table:table-row>
          <table:table-cell table:style-name="Tableau2.A2" office:value-type="string">
            <text:p text:style-name="Table_20_Contents">Fréquence</text:p>
          </table:table-cell>
          <table:table-cell table:style-name="Tableau2.A2" office:value-type="string">
            <text:p text:style-name="Table_20_Contents"><text:span text:style-name="tfMasqué"/></text:p>
          </table:table-cell>
          <table:table-cell table:style-name="Tableau2.A2" office:value-type="string">
            <text:p text:style-name="Table_20_Contents"><text:span text:style-name="tfMasqué"/></text:p>
          </table:table-cell>
          <table:table-cell table:style-name="Tableau2.A2" office:value-type="string">
            <text:p text:style-name="Table_20_Contents"><text:span text:style-name="tfMasqué"/></text:p>
          </table:table-cell>
          <table:table-cell table:style-name="Tableau2.E2" office:value-type="string">
            <text:p text:style-name="Table_20_Contents"><text:span text:style-name="tfMasqué"/></text:p>
          </table:table-cell>
        </table:table-row>
      </table:table>
      <text:p text:style-name="Standard"/>
      <text:p text:style-name="Standard">Si vous êtes un passionné de science-fiction, quelle bibliothèque choisissez-vous ?</text:p>
      <text:p text:style-name="Standard"/>
      <text:p text:style-name="Standard">Quelle bibliothèque est tenue par un passionné de science-fiction ?</text:p>
      <text:p text:style-name="Standard"/>
      <text:p text:style-name="Standard">Est-il vrai que dans la bibliothèque A, près de la moitié des romans sont des romans d'aventure ?</text:p>
      <text:p text:style-name="Standard"/>
      <text:p text:style-name="Standard"/>
      <text:p text:style-name="Standard"/>
      <table:table table:name="Tableau3" table:style-name="Tableau3">
        <table:table-column table:style-name="Tableau3.A" table:number-columns-repeated="4"/>
        <table:table-column table:style-name="Tableau3.E"/>
        <table:table-row>
          <table:table-cell table:style-name="Tableau3.A1" office:value-type="string">
            <text:p text:style-name="Table_20_Contents">Bibliothèque A</text:p>
          </table:table-cell>
          <table:table-cell table:style-name="Tableau3.A1" office:value-type="string">
            <text:p text:style-name="Table_20_Contents">Policiers</text:p>
          </table:table-cell>
          <table:table-cell table:style-name="Tableau3.A1" office:value-type="string">
            <text:p text:style-name="Table_20_Contents">Aventure</text:p>
          </table:table-cell>
          <table:table-cell table:style-name="Tableau3.A1" office:value-type="string">
            <text:p text:style-name="Table_20_Contents">Science-fiction</text:p>
          </table:table-cell>
          <table:table-cell table:style-name="Tableau3.E1" office:value-type="string">
            <text:p text:style-name="Table_20_Contents"><text:span text:style-name="tfMasqué">Total</text:span></text:p>
          </table:table-cell>
        </table:table-row>
        <table:table-row>
          <table:table-cell table:style-name="Tableau3.A2" office:value-type="string">
            <text:p text:style-name="Table_20_Contents">Effectif</text:p>
          </table:table-cell>
          <table:table-cell table:style-name="Tableau3.A2" office:value-type="string">
            <text:p text:style-name="Table_20_Contents">35</text:p>
          </table:table-cell>
          <table:table-cell table:style-name="Tableau3.A2" office:value-type="string">
            <text:p text:style-name="Table_20_Contents">212</text:p>
          </table:table-cell>
          <table:table-cell table:style-name="Tableau3.A2" office:value-type="string">
            <text:p text:style-name="Table_20_Contents">185</text:p>
          </table:table-cell>
          <table:table-cell table:style-name="Tableau3.E2" office:value-type="string">
            <text:p text:style-name="Table_20_Contents"><text:span text:style-name="tfMasqué"/></text:p>
          </table:table-cell>
        </table:table-row>
        <table:table-row>
          <table:table-cell table:style-name="Tableau3.A2" office:value-type="string">
            <text:p text:style-name="Table_20_Contents">Fréquence</text:p>
          </table:table-cell>
          <table:table-cell table:style-name="Tableau3.A2" office:value-type="string">
            <text:p text:style-name="Table_20_Contents"><text:span text:style-name="tfMasqué"/></text:p>
          </table:table-cell>
          <table:table-cell table:style-name="Tableau3.A2" office:value-type="string">
            <text:p text:style-name="Table_20_Contents"><text:span text:style-name="tfMasqué"/></text:p>
          </table:table-cell>
          <table:table-cell table:style-name="Tableau3.A2" office:value-type="string">
            <text:p text:style-name="Table_20_Contents"><text:span text:style-name="tfMasqué"/></text:p>
          </table:table-cell>
          <table:table-cell table:style-name="Tableau3.E2" office:value-type="string">
            <text:p text:style-name="Table_20_Contents"><text:span text:style-name="tfMasqué"/></text:p>
          </table:table-cell>
        </table:table-row>
      </table:table>
      <text:p text:style-name="Standard"/>
      <table:table table:name="Tableau4" table:style-name="Tableau4">
        <table:table-column table:style-name="Tableau4.A" table:number-columns-repeated="4"/>
        <table:table-column table:style-name="Tableau4.E"/>
        <table:table-row>
          <table:table-cell table:style-name="Tableau4.A1" office:value-type="string">
            <text:p text:style-name="Table_20_Contents">Bibliothèque B</text:p>
          </table:table-cell>
          <table:table-cell table:style-name="Tableau4.A1" office:value-type="string">
            <text:p text:style-name="Table_20_Contents">Policiers</text:p>
          </table:table-cell>
          <table:table-cell table:style-name="Tableau4.A1" office:value-type="string">
            <text:p text:style-name="Table_20_Contents">Aventure</text:p>
          </table:table-cell>
          <table:table-cell table:style-name="Tableau4.A1" office:value-type="string">
            <text:p text:style-name="Table_20_Contents">Science-fiction</text:p>
          </table:table-cell>
          <table:table-cell table:style-name="Tableau4.E1" office:value-type="string">
            <text:p text:style-name="Table_20_Contents"><text:span text:style-name="tfMasqué">Total</text:span></text:p>
          </table:table-cell>
        </table:table-row>
        <table:table-row>
          <table:table-cell table:style-name="Tableau4.A2" office:value-type="string">
            <text:p text:style-name="Table_20_Contents">Effectif</text:p>
          </table:table-cell>
          <table:table-cell table:style-name="Tableau4.A2" office:value-type="string">
            <text:p text:style-name="Table_20_Contents">786</text:p>
          </table:table-cell>
          <table:table-cell table:style-name="Tableau4.A2" office:value-type="string">
            <text:p text:style-name="Table_20_Contents">872</text:p>
          </table:table-cell>
          <table:table-cell table:style-name="Tableau4.A2" office:value-type="string">
            <text:p text:style-name="Table_20_Contents">283</text:p>
          </table:table-cell>
          <table:table-cell table:style-name="Tableau4.E2" office:value-type="string">
            <text:p text:style-name="Table_20_Contents"><text:span text:style-name="tfMasqué"/></text:p>
          </table:table-cell>
        </table:table-row>
        <table:table-row>
          <table:table-cell table:style-name="Tableau4.A2" office:value-type="string">
            <text:p text:style-name="Table_20_Contents">Fréquence</text:p>
          </table:table-cell>
          <table:table-cell table:style-name="Tableau4.A2" office:value-type="string">
            <text:p text:style-name="Table_20_Contents"><text:span text:style-name="tfMasqué"/></text:p>
          </table:table-cell>
          <table:table-cell table:style-name="Tableau4.A2" office:value-type="string">
            <text:p text:style-name="Table_20_Contents"><text:span text:style-name="tfMasqué"/></text:p>
          </table:table-cell>
          <table:table-cell table:style-name="Tableau4.A2" office:value-type="string">
            <text:p text:style-name="Table_20_Contents"><text:span text:style-name="tfMasqué"/></text:p>
          </table:table-cell>
          <table:table-cell table:style-name="Tableau4.E2" office:value-type="string">
            <text:p text:style-name="Table_20_Contents"><text:span text:style-name="tfMasqué"/></text:p>
          </table:table-cell>
        </table:table-row>
      </table:table>
      <text:p text:style-name="Standard"/>
      <text:p text:style-name="Standard">Si vous êtes un passionné de science-fiction, quelle bibliothèque choisissez-vous ?</text:p>
      <text:p text:style-name="Standard"/>
      <text:p text:style-name="Standard">Quelle bibliothèque est tenue par un passionné de science-fiction ?</text:p>
      <text:p text:style-name="Standard"/>
      <text:p text:style-name="Standard">Est-il vrai que dans la bibliothèque A, près de la moitié des romans sont des romans d'aventure ?</text:p>
      <table:table table:name="Tableau8" table:style-name="Tableau8">
        <table:table-column table:style-name="Tableau8.A" table:number-columns-repeated="4"/>
        <table:table-column table:style-name="Tableau8.E"/>
        <table:table-row>
          <table:table-cell table:style-name="Tableau8.A1" office:value-type="string">
            <text:p text:style-name="Table_20_Contents">Bibliothèque A</text:p>
          </table:table-cell>
          <table:table-cell table:style-name="Tableau8.A1" office:value-type="string">
            <text:p text:style-name="Table_20_Contents">Policiers</text:p>
          </table:table-cell>
          <table:table-cell table:style-name="Tableau8.A1" office:value-type="string">
            <text:p text:style-name="Table_20_Contents">Aventure</text:p>
          </table:table-cell>
          <table:table-cell table:style-name="Tableau8.A1" office:value-type="string">
            <text:p text:style-name="Table_20_Contents">Science-fiction</text:p>
          </table:table-cell>
          <table:table-cell table:style-name="Tableau8.E1" office:value-type="string">
            <text:p text:style-name="Table_20_Contents"><text:span text:style-name="tfMasqué">Total</text:span></text:p>
          </table:table-cell>
        </table:table-row>
        <table:table-row>
          <table:table-cell table:style-name="Tableau8.A2" office:value-type="string">
            <text:p text:style-name="Table_20_Contents">Effectif</text:p>
          </table:table-cell>
          <table:table-cell table:style-name="Tableau8.A2" office:value-type="string">
            <text:p text:style-name="Table_20_Contents">35</text:p>
          </table:table-cell>
          <table:table-cell table:style-name="Tableau8.A2" office:value-type="string">
            <text:p text:style-name="Table_20_Contents">212</text:p>
          </table:table-cell>
          <table:table-cell table:style-name="Tableau8.A2" office:value-type="string">
            <text:p text:style-name="Table_20_Contents">185</text:p>
          </table:table-cell>
          <table:table-cell table:style-name="Tableau8.E2" office:value-type="string">
            <text:p text:style-name="Table_20_Contents"><text:span text:style-name="tfMasqué"/></text:p>
          </table:table-cell>
        </table:table-row>
        <table:table-row>
          <table:table-cell table:style-name="Tableau8.A2" office:value-type="string">
            <text:p text:style-name="Table_20_Contents">Fréquence</text:p>
          </table:table-cell>
          <table:table-cell table:style-name="Tableau8.A2" office:value-type="string">
            <text:p text:style-name="Table_20_Contents"><text:span text:style-name="tfMasqué"/></text:p>
          </table:table-cell>
          <table:table-cell table:style-name="Tableau8.A2" office:value-type="string">
            <text:p text:style-name="Table_20_Contents"><text:span text:style-name="tfMasqué"/></text:p>
          </table:table-cell>
          <table:table-cell table:style-name="Tableau8.A2" office:value-type="string">
            <text:p text:style-name="Table_20_Contents"><text:span text:style-name="tfMasqué"/></text:p>
          </table:table-cell>
          <table:table-cell table:style-name="Tableau8.E2" office:value-type="string">
            <text:p text:style-name="Table_20_Contents"><text:span text:style-name="tfMasqué"/></text:p>
          </table:table-cell>
        </table:table-row>
      </table:table>
      <text:p text:style-name="Standard"/>
      <table:table table:name="Tableau9" table:style-name="Tableau9">
        <table:table-column table:style-name="Tableau9.A" table:number-columns-repeated="4"/>
        <table:table-column table:style-name="Tableau9.E"/>
        <table:table-row>
          <table:table-cell table:style-name="Tableau9.A1" office:value-type="string">
            <text:p text:style-name="Table_20_Contents">Bibliothèque B</text:p>
          </table:table-cell>
          <table:table-cell table:style-name="Tableau9.A1" office:value-type="string">
            <text:p text:style-name="Table_20_Contents">Policiers</text:p>
          </table:table-cell>
          <table:table-cell table:style-name="Tableau9.A1" office:value-type="string">
            <text:p text:style-name="Table_20_Contents">Aventure</text:p>
          </table:table-cell>
          <table:table-cell table:style-name="Tableau9.A1" office:value-type="string">
            <text:p text:style-name="Table_20_Contents">Science-fiction</text:p>
          </table:table-cell>
          <table:table-cell table:style-name="Tableau9.E1" office:value-type="string">
            <text:p text:style-name="Table_20_Contents"><text:span text:style-name="tfMasqué">Total</text:span></text:p>
          </table:table-cell>
        </table:table-row>
        <table:table-row>
          <table:table-cell table:style-name="Tableau9.A2" office:value-type="string">
            <text:p text:style-name="Table_20_Contents">Effectif</text:p>
          </table:table-cell>
          <table:table-cell table:style-name="Tableau9.A2" office:value-type="string">
            <text:p text:style-name="Table_20_Contents">786</text:p>
          </table:table-cell>
          <table:table-cell table:style-name="Tableau9.A2" office:value-type="string">
            <text:p text:style-name="Table_20_Contents">872</text:p>
          </table:table-cell>
          <table:table-cell table:style-name="Tableau9.A2" office:value-type="string">
            <text:p text:style-name="Table_20_Contents">283</text:p>
          </table:table-cell>
          <table:table-cell table:style-name="Tableau9.E2" office:value-type="string">
            <text:p text:style-name="Table_20_Contents"><text:span text:style-name="tfMasqué"/></text:p>
          </table:table-cell>
        </table:table-row>
        <table:table-row>
          <table:table-cell table:style-name="Tableau9.A2" office:value-type="string">
            <text:p text:style-name="Table_20_Contents">Fréquence</text:p>
          </table:table-cell>
          <table:table-cell table:style-name="Tableau9.A2" office:value-type="string">
            <text:p text:style-name="Table_20_Contents"><text:span text:style-name="tfMasqué"/></text:p>
          </table:table-cell>
          <table:table-cell table:style-name="Tableau9.A2" office:value-type="string">
            <text:p text:style-name="Table_20_Contents"><text:span text:style-name="tfMasqué"/></text:p>
          </table:table-cell>
          <table:table-cell table:style-name="Tableau9.A2" office:value-type="string">
            <text:p text:style-name="Table_20_Contents"><text:span text:style-name="tfMasqué"/></text:p>
          </table:table-cell>
          <table:table-cell table:style-name="Tableau9.E2" office:value-type="string">
            <text:p text:style-name="Table_20_Contents"><text:span text:style-name="tfMasqué"/></text:p>
          </table:table-cell>
        </table:table-row>
      </table:table>
      <text:p text:style-name="Standard"/>
      <text:p text:style-name="Standard">Si vous êtes un passionné de science-fiction, quelle bibliothèque choisissez-vous ?</text:p>
      <text:p text:style-name="Standard"/>
      <text:p text:style-name="Standard">Quelle bibliothèque est tenue par un passionné de science-fiction ?</text:p>
      <text:p text:style-name="Standard"/>
      <text:p text:style-name="Standard">Est-il vrai que dans la bibliothèque A, près de la moitié des romans sont des romans d'aventure ?</text:p>
      <text:p text:style-name="Standard"/>
      <text:p text:style-name="Standard"/>
      <text:p text:style-name="Standard"/>
      <table:table table:name="Tableau6" table:style-name="Tableau6">
        <table:table-column table:style-name="Tableau6.A" table:number-columns-repeated="4"/>
        <table:table-column table:style-name="Tableau6.E"/>
        <table:table-row>
          <table:table-cell table:style-name="Tableau6.A1" office:value-type="string">
            <text:p text:style-name="Table_20_Contents">Bibliothèque A</text:p>
          </table:table-cell>
          <table:table-cell table:style-name="Tableau6.A1" office:value-type="string">
            <text:p text:style-name="Table_20_Contents">Policiers</text:p>
          </table:table-cell>
          <table:table-cell table:style-name="Tableau6.A1" office:value-type="string">
            <text:p text:style-name="Table_20_Contents">Aventure</text:p>
          </table:table-cell>
          <table:table-cell table:style-name="Tableau6.A1" office:value-type="string">
            <text:p text:style-name="Table_20_Contents">Science-fiction</text:p>
          </table:table-cell>
          <table:table-cell table:style-name="Tableau6.E1" office:value-type="string">
            <text:p text:style-name="Table_20_Contents"><text:span text:style-name="tfMasqué">Total</text:span></text:p>
          </table:table-cell>
        </table:table-row>
        <table:table-row>
          <table:table-cell table:style-name="Tableau6.A2" office:value-type="string">
            <text:p text:style-name="Table_20_Contents">Effectif</text:p>
          </table:table-cell>
          <table:table-cell table:style-name="Tableau6.A2" office:value-type="string">
            <text:p text:style-name="Table_20_Contents">35</text:p>
          </table:table-cell>
          <table:table-cell table:style-name="Tableau6.A2" office:value-type="string">
            <text:p text:style-name="Table_20_Contents">212</text:p>
          </table:table-cell>
          <table:table-cell table:style-name="Tableau6.A2" office:value-type="string">
            <text:p text:style-name="Table_20_Contents">185</text:p>
          </table:table-cell>
          <table:table-cell table:style-name="Tableau6.E2" office:value-type="string">
            <text:p text:style-name="Table_20_Contents"><text:span text:style-name="tfMasqué"/></text:p>
          </table:table-cell>
        </table:table-row>
        <table:table-row>
          <table:table-cell table:style-name="Tableau6.A2" office:value-type="string">
            <text:p text:style-name="Table_20_Contents">Fréquence</text:p>
          </table:table-cell>
          <table:table-cell table:style-name="Tableau6.A2" office:value-type="string">
            <text:p text:style-name="Table_20_Contents"><text:span text:style-name="tfMasqué"/></text:p>
          </table:table-cell>
          <table:table-cell table:style-name="Tableau6.A2" office:value-type="string">
            <text:p text:style-name="Table_20_Contents"><text:span text:style-name="tfMasqué"/></text:p>
          </table:table-cell>
          <table:table-cell table:style-name="Tableau6.A2" office:value-type="string">
            <text:p text:style-name="Table_20_Contents"><text:span text:style-name="tfMasqué"/></text:p>
          </table:table-cell>
          <table:table-cell table:style-name="Tableau6.E2" office:value-type="string">
            <text:p text:style-name="Table_20_Contents"><text:span text:style-name="tfMasqué"/></text:p>
          </table:table-cell>
        </table:table-row>
      </table:table>
      <text:p text:style-name="Standard"/>
      <table:table table:name="Tableau7" table:style-name="Tableau7">
        <table:table-column table:style-name="Tableau7.A" table:number-columns-repeated="4"/>
        <table:table-column table:style-name="Tableau7.E"/>
        <table:table-row>
          <table:table-cell table:style-name="Tableau7.A1" office:value-type="string">
            <text:p text:style-name="Table_20_Contents">Bibliothèque B</text:p>
          </table:table-cell>
          <table:table-cell table:style-name="Tableau7.A1" office:value-type="string">
            <text:p text:style-name="Table_20_Contents">Policiers</text:p>
          </table:table-cell>
          <table:table-cell table:style-name="Tableau7.A1" office:value-type="string">
            <text:p text:style-name="Table_20_Contents">Aventure</text:p>
          </table:table-cell>
          <table:table-cell table:style-name="Tableau7.A1" office:value-type="string">
            <text:p text:style-name="Table_20_Contents">Science-fiction</text:p>
          </table:table-cell>
          <table:table-cell table:style-name="Tableau7.E1" office:value-type="string">
            <text:p text:style-name="Table_20_Contents"><text:span text:style-name="tfMasqué">Total</text:span></text:p>
          </table:table-cell>
        </table:table-row>
        <table:table-row>
          <table:table-cell table:style-name="Tableau7.A2" office:value-type="string">
            <text:p text:style-name="Table_20_Contents">Effectif</text:p>
          </table:table-cell>
          <table:table-cell table:style-name="Tableau7.A2" office:value-type="string">
            <text:p text:style-name="Table_20_Contents">786</text:p>
          </table:table-cell>
          <table:table-cell table:style-name="Tableau7.A2" office:value-type="string">
            <text:p text:style-name="Table_20_Contents">872</text:p>
          </table:table-cell>
          <table:table-cell table:style-name="Tableau7.A2" office:value-type="string">
            <text:p text:style-name="Table_20_Contents">283</text:p>
          </table:table-cell>
          <table:table-cell table:style-name="Tableau7.E2" office:value-type="string">
            <text:p text:style-name="Table_20_Contents"><text:span text:style-name="tfMasqué"/></text:p>
          </table:table-cell>
        </table:table-row>
        <table:table-row>
          <table:table-cell table:style-name="Tableau7.A2" office:value-type="string">
            <text:p text:style-name="Table_20_Contents">Fréquence</text:p>
          </table:table-cell>
          <table:table-cell table:style-name="Tableau7.A2" office:value-type="string">
            <text:p text:style-name="Table_20_Contents"><text:span text:style-name="tfMasqué"/></text:p>
          </table:table-cell>
          <table:table-cell table:style-name="Tableau7.A2" office:value-type="string">
            <text:p text:style-name="Table_20_Contents"><text:span text:style-name="tfMasqué"/></text:p>
          </table:table-cell>
          <table:table-cell table:style-name="Tableau7.A2" office:value-type="string">
            <text:p text:style-name="Table_20_Contents"><text:span text:style-name="tfMasqué"/></text:p>
          </table:table-cell>
          <table:table-cell table:style-name="Tableau7.E2" office:value-type="string">
            <text:p text:style-name="Table_20_Contents"><text:span text:style-name="tfMasqué"/></text:p>
          </table:table-cell>
        </table:table-row>
      </table:table>
      <text:p text:style-name="Standard"/>
      <text:p text:style-name="Standard">Si vous êtes un passionné de science-fiction, quelle bibliothèque choisissez-vous ?</text:p>
      <text:p text:style-name="Standard"/>
      <text:p text:style-name="Standard">Quelle bibliothèque est tenue par un passionné de science-fiction ?</text:p>
      <text:p text:style-name="Standard"/>
      <text:p text:style-name="Standard">Est-il vrai que dans la bibliothèque A, près de la moitié des romans sont des romans d'aventure ?</text:p>
      <table:table table:name="Tableau13" table:style-name="Tableau13">
        <table:table-column table:style-name="Tableau13.A"/>
        <table:table-column table:style-name="Tableau13.B" table:number-columns-repeated="3"/>
        <table:table-column table:style-name="Tableau13.A"/>
        <table:table-column table:style-name="Tableau13.F"/>
        <table:table-row>
          <table:table-cell table:style-name="Tableau13.A1" office:value-type="string">
            <text:p text:style-name="Table_20_Contents"/>
          </table:table-cell>
          <table:table-cell table:style-name="Tableau13.A1" office:value-type="string">
            <text:p text:style-name="P4">Voiture</text:p>
          </table:table-cell>
          <table:table-cell table:style-name="Tableau13.A1" office:value-type="string">
            <text:p text:style-name="P4">Train</text:p>
          </table:table-cell>
          <table:table-cell table:style-name="Tableau13.A1" office:value-type="string">
            <text:p text:style-name="P4">Bus</text:p>
          </table:table-cell>
          <table:table-cell table:style-name="Tableau13.A1" office:value-type="string">
            <text:p text:style-name="P4">Vélo</text:p>
          </table:table-cell>
          <table:table-cell table:style-name="Tableau13.F1" office:value-type="string">
            <text:p text:style-name="P4">A pied</text:p>
          </table:table-cell>
        </table:table-row>
        <table:table-row>
          <table:table-cell table:style-name="Tableau13.A2" office:value-type="string">
            <text:p text:style-name="Table_20_Contents">Effectif</text:p>
          </table:table-cell>
          <table:table-cell table:style-name="Tableau13.A2" office:value-type="string">
            <text:p text:style-name="P4">5</text:p>
          </table:table-cell>
          <table:table-cell table:style-name="Tableau13.A2" office:value-type="string">
            <text:p text:style-name="P4">1</text:p>
          </table:table-cell>
          <table:table-cell table:style-name="Tableau13.A2" office:value-type="string">
            <text:p text:style-name="P4">4</text:p>
          </table:table-cell>
          <table:table-cell table:style-name="Tableau13.A2" office:value-type="string">
            <text:p text:style-name="P4">14</text:p>
          </table:table-cell>
          <table:table-cell table:style-name="Tableau13.F2" office:value-type="string">
            <text:p text:style-name="P4">6</text:p>
          </table:table-cell>
        </table:table-row>
      </table:table>
      <text:p text:style-name="P1"/>
      <text:p text:style-name="P6">a) Diagramme en « tuyaux d'orgues »</text:p>
      <text:p text:style-name="P2"><draw:g text:anchor-type="as-char" draw:z-index="0" draw:style-name="gr1"><draw:polyline draw:style-name="gr2" draw:text-style-name="P18" svg:width="10.534cm" svg:height="0cm" svg:x="1.101cm" svg:y="6.832cm" svg:viewBox="0 0 10535 0" draw:points="10535,0 0,0 10535,0"><text:p/></draw:polyline><draw:frame draw:style-name="gr3" draw:text-style-name="P20" svg:width="2.421cm" svg:height="0.821cm" svg:x="1.159cm" svg:y="6.909cm"><draw:text-box><text:p text:style-name="P19"><text:span text:style-name="T3">Voiture</text:span></text:p></draw:text-box></draw:frame><draw:frame draw:style-name="gr4" draw:text-style-name="P20" svg:width="1.925cm" svg:height="0.821cm" svg:x="3.445cm" svg:y="6.909cm"><draw:text-box><text:p text:style-name="P19"><text:span text:style-name="T3">Train</text:span></text:p></draw:text-box></draw:frame><draw:frame draw:style-name="gr5" draw:text-style-name="P20" svg:width="1.616cm" svg:height="0.821cm" svg:x="5.659cm" svg:y="6.909cm"><draw:text-box><text:p text:style-name="P19"><text:span text:style-name="T3">Bus</text:span></text:p></draw:text-box></draw:frame><draw:frame draw:style-name="gr6" draw:text-style-name="P20" svg:width="1.77cm" svg:height="0.821cm" svg:x="7.749cm" svg:y="6.909cm"><draw:text-box><text:p text:style-name="P19"><text:span text:style-name="T3">Vélo</text:span></text:p></draw:text-box></draw:frame><draw:frame draw:style-name="gr7" draw:text-style-name="P20" svg:width="2.234cm" svg:height="0.821cm" svg:x="9.648cm" svg:y="6.909cm"><draw:text-box><text:p text:style-name="P19"><text:span text:style-name="T3">A pied</text:span></text:p></draw:text-box></draw:frame><draw:polyline draw:style-name="gr8" draw:text-style-name="P18" svg:width="1.052cm" svg:height="1.894cm" svg:x="1.626cm" svg:y="4.934cm" svg:viewBox="0 0 1053 1895" draw:points="525,1895 0,1895 0,0 1053,0 1053,1895 525,1895"><text:p/></draw:polyline><draw:polyline draw:style-name="gr8" draw:text-style-name="P18" svg:width="1.052cm" svg:height="0.378cm" svg:x="3.734cm" svg:y="6.454cm" svg:viewBox="0 0 1053 379" draw:points="525,379 0,379 0,0 1053,0 1053,379 525,379"><text:p/></draw:polyline><draw:polyline draw:style-name="gr8" draw:text-style-name="P18" svg:width="1.052cm" svg:height="1.514cm" svg:x="5.838cm" svg:y="5.318cm" svg:viewBox="0 0 1053 1515" draw:points="525,1515 0,1515 0,0 1053,0 1053,1515 525,1515"><text:p/></draw:polyline><draw:polyline draw:style-name="gr8" draw:text-style-name="P18" svg:width="1.052cm" svg:height="5.301cm" svg:x="7.944cm" svg:y="1.528cm" svg:viewBox="0 0 1053 5302" draw:points="525,5302 0,5302 0,0 1053,0 1053,5302 525,5302"><text:p/></draw:polyline><draw:polyline draw:style-name="gr8" draw:text-style-name="P18" svg:width="1.052cm" svg:height="2.272cm" svg:x="10.052cm" svg:y="4.56cm" svg:viewBox="0 0 1053 2273" draw:points="525,2273 0,2273 0,0 1053,0 1053,2273 525,2273"><text:p/></draw:polyline><draw:frame draw:style-name="gr9" draw:text-style-name="P20" svg:width="0.973cm" svg:height="0.821cm" svg:x="0.37cm" svg:y="6.481cm"><draw:text-box><text:p text:style-name="P19"><text:span text:style-name="T3">0</text:span></text:p></draw:text-box></draw:frame><draw:frame draw:style-name="gr9" draw:text-style-name="P20" svg:width="0.973cm" svg:height="0.821cm" svg:x="0.37cm" svg:y="4.576cm"><draw:text-box><text:p text:style-name="P19"><text:span text:style-name="T3">5</text:span></text:p></draw:text-box></draw:frame><draw:frame draw:style-name="gr10" draw:text-style-name="P20" svg:width="1.278cm" svg:height="0.821cm" svg:x="0.064cm" svg:y="2.702cm"><draw:text-box><text:p text:style-name="P19"><text:span text:style-name="T3">10</text:span></text:p></draw:text-box></draw:frame><draw:frame draw:style-name="gr11" draw:text-style-name="P20" svg:width="1.28cm" svg:height="0.821cm" svg:x="0.062cm" svg:y="0.792cm"><draw:text-box><text:p text:style-name="P19"><text:span text:style-name="T3">15</text:span></text:p></draw:text-box></draw:frame><draw:frame draw:style-name="gr12" draw:text-style-name="P21" svg:width="2.262cm" svg:height="0.821cm" svg:x="0cm" svg:y="0cm"><draw:text-box><text:p text:style-name="P19"><text:span text:style-name="T4">Effectifs</text:span></text:p></draw:text-box></draw:frame><draw:g draw:style-name="gr13"><draw:line draw:style-name="gr14" draw:text-style-name="P18" svg:x1="1.101cm" svg:y1="6.454cm" svg:x2="11.636cm" svg:y2="6.454cm"><text:p/></draw:line><draw:line draw:style-name="gr15" draw:text-style-name="P18" svg:x1="1.101cm" svg:y1="6.076cm" svg:x2="11.636cm" svg:y2="6.076cm"><text:p/></draw:line><draw:line draw:style-name="gr16" draw:text-style-name="P18" svg:x1="1.101cm" svg:y1="5.696cm" svg:x2="11.636cm" svg:y2="5.696cm"><text:p/></draw:line><draw:line draw:style-name="gr17" draw:text-style-name="P18" svg:x1="1.101cm" svg:y1="5.318cm" svg:x2="11.636cm" svg:y2="5.318cm"><text:p/></draw:line><draw:line draw:style-name="gr18" draw:text-style-name="P18" svg:x1="1.101cm" svg:y1="4.94cm" svg:x2="11.636cm" svg:y2="4.94cm"><text:p/></draw:line><draw:line draw:style-name="gr19" draw:text-style-name="P18" svg:x1="1.101cm" svg:y1="4.56cm" svg:x2="11.636cm" svg:y2="4.56cm"><text:p/></draw:line><draw:line draw:style-name="gr20" draw:text-style-name="P18" svg:x1="1.101cm" svg:y1="4.179cm" svg:x2="11.636cm" svg:y2="4.179cm"><text:p/></draw:line><draw:line draw:style-name="gr21" draw:text-style-name="P18" svg:x1="1.101cm" svg:y1="3.804cm" svg:x2="11.636cm" svg:y2="3.804cm"><text:p/></draw:line><draw:line draw:style-name="gr22" draw:text-style-name="P18" svg:x1="1.101cm" svg:y1="3.424cm" svg:x2="11.636cm" svg:y2="3.424cm"><text:p/></draw:line><draw:line draw:style-name="gr23" draw:text-style-name="P18" svg:x1="1.101cm" svg:y1="3.043cm" svg:x2="11.636cm" svg:y2="3.043cm"><text:p/></draw:line><draw:line draw:style-name="gr24" draw:text-style-name="P18" svg:x1="1.101cm" svg:y1="2.667cm" svg:x2="11.636cm" svg:y2="2.667cm"><text:p/></draw:line><draw:line draw:style-name="gr25" draw:text-style-name="P18" svg:x1="1.101cm" svg:y1="2.289cm" svg:x2="11.636cm" svg:y2="2.289cm"><text:p/></draw:line><draw:line draw:style-name="gr26" draw:text-style-name="P18" svg:x1="1.101cm" svg:y1="1.909cm" svg:x2="11.636cm" svg:y2="1.909cm"><text:p/></draw:line><draw:line draw:style-name="gr27" draw:text-style-name="P18" svg:x1="1.101cm" svg:y1="1.531cm" svg:x2="11.636cm" svg:y2="1.531cm"><text:p/></draw:line><draw:line draw:style-name="gr28" draw:text-style-name="P18" svg:x1="1.101cm" svg:y1="1.153cm" svg:x2="11.636cm" svg:y2="1.153cm"><text:p/></draw:line></draw:g><draw:g draw:style-name="gr13"><draw:polygon draw:style-name="gr29" draw:text-style-name="P18" svg:width="1.052cm" svg:height="1.894cm" svg:x="1.626cm" svg:y="4.934cm" svg:viewBox="0 0 1053 1895" draw:points="0,0 1053,0 1053,1895 0,1895"><text:p/></draw:polygon><draw:polygon draw:style-name="gr29" draw:text-style-name="P18" svg:width="1.052cm" svg:height="0.378cm" svg:x="3.734cm" svg:y="6.454cm" svg:viewBox="0 0 1053 379" draw:points="0,0 1053,0 1053,379 0,379"><text:p/></draw:polygon><draw:polygon draw:style-name="gr29" draw:text-style-name="P18" svg:width="1.052cm" svg:height="1.514cm" svg:x="5.838cm" svg:y="5.318cm" svg:viewBox="0 0 1053 1515" draw:points="0,0 1053,0 1053,1515 0,1515"><text:p/></draw:polygon><draw:polygon draw:style-name="gr29" draw:text-style-name="P18" svg:width="1.052cm" svg:height="5.301cm" svg:x="7.944cm" svg:y="1.528cm" svg:viewBox="0 0 1053 5302" draw:points="0,0 1053,0 1053,5302 0,5302"><text:p/></draw:polygon><draw:polygon draw:style-name="gr29" draw:text-style-name="P18" svg:width="1.052cm" svg:height="2.272cm" svg:x="10.052cm" svg:y="4.56cm" svg:viewBox="0 0 1053 2273" draw:points="0,0 1053,0 1053,2273 0,2273"><text:p/></draw:polygon></draw:g><draw:g draw:style-name="gr13"><draw:line draw:style-name="gr30" draw:text-style-name="P18" svg:x1="1.101cm" svg:y1="6.832cm" svg:x2="11.636cm" svg:y2="6.832cm"><text:p/></draw:line><draw:polyline draw:style-name="gr31" draw:text-style-name="P18" svg:width="0cm" svg:height="5.82cm" svg:x="1.101cm" svg:y="1.011cm" svg:viewBox="0 0 0 5821" draw:points="0,0 0,5821 0,0"><text:p/></draw:polyline></draw:g></draw:g></text:p>
      <text:p text:style-name="Standard"/>
      <text:p text:style-name="Standard"/>
      <text:p text:style-name="Standard"/>
      <text:p text:style-name="Standard"/>
      <text:p text:style-name="Standard"/>
      <text:p text:style-name="P6">b) Diagramme circulaire</text:p>
      <text:p text:style-name="P2"><draw:g text:anchor-type="as-char" draw:z-index="1" draw:style-name="gr1"><draw:g draw:style-name="gr13"><draw:polygon draw:style-name="gr32" draw:text-style-name="P18" svg:width="2.715cm" svg:height="3.141cm" draw:transform="skewX (-0.00122173047639603) rotate (1.5697491292437) translate (1.48605733277155cm 4.08408995945659cm)" svg:viewBox="0 0 2716 3142" draw:points="0,3142 2716,1555 2608,1384 2490,1220 2362,1064 2224,918 2077,780 1922,653 1760,535 1590,427 1412,332 1226,247 1036,172 839,111 637,63 431,28 218,6 3,0"><text:p/></draw:polygon><draw:polyline draw:style-name="gr33" draw:text-style-name="P18" svg:width="2.715cm" svg:height="3.141cm" draw:transform="skewX (-0.00122173047639603) rotate (1.5697491292437) translate (1.48605733277155cm 4.08408995945659cm)" svg:viewBox="0 0 2716 3142" draw:points="0,3142 2716,1555 2608,1384 2490,1220 2362,1064 2224,918 2077,780 1922,653 1760,535 1590,427 1412,332 1226,247 1036,172 839,111 637,63 431,28 218,6 3,0 0,3142"><text:p/></draw:polyline><draw:polygon draw:style-name="gr34" draw:text-style-name="P18" svg:width="2.981cm" svg:height="1.592cm" draw:transform="skewX (-0.00174532925199433) rotate (1.56748020121611) translate (3.03559399089568cm 4.08403043035039cm)" svg:viewBox="0 0 2982 1593" draw:points="0,1593 2982,592 2925,438 2863,289 2791,142 2713,0"><text:p/></draw:polygon><draw:polyline draw:style-name="gr33" draw:text-style-name="P18" svg:width="2.981cm" svg:height="1.592cm" draw:transform="skewX (-0.00174532925199433) rotate (1.56748020121611) translate (3.03559399089568cm 4.08403043035039cm)" svg:viewBox="0 0 2982 1593" draw:points="0,1593 2982,592 2925,438 2863,289 2791,142 2713,0 0,1593"><text:p/></draw:polyline><draw:polygon draw:style-name="gr35" draw:text-style-name="P18" svg:width="3.143cm" svg:height="2.579cm" draw:transform="skewX (-0.0010471975511966) rotate (1.5694000633933) translate (3.63366688189004cm 4.08768179184664cm)" svg:viewBox="0 0 3144 2580" draw:points="0,997 2712,2580 2810,2402 2896,2216 2969,2027 3032,1829 3079,1627 3114,1421 3136,1210 3144,995 3141,865 3133,736 3120,610 3102,485 3079,360 3053,239 3020,120 2984,0"><text:p/></draw:polygon><draw:polyline draw:style-name="gr33" draw:text-style-name="P18" svg:width="3.143cm" svg:height="2.579cm" draw:transform="skewX (-0.0010471975511966) rotate (1.5694000633933) translate (3.63366688189004cm 4.08768179184664cm)" svg:viewBox="0 0 3144 2580" draw:points="0,997 2712,2580 2810,2402 2896,2216 2969,2027 3032,1829 3079,1627 3114,1421 3136,1210 3144,995 3141,865 3133,736 3120,610 3102,485 3079,360 3053,239 3020,120 2984,0 0,997"><text:p/></draw:polyline><draw:polygon draw:style-name="gr34" draw:text-style-name="P18" svg:width="5.856cm" svg:height="4.137cm" draw:transform="rotate (1.5699236621689) translate (3.6324868354134cm 7.22879158797842cm)" svg:viewBox="0 0 5857 4138" draw:points="3144,996 160,0 124,120 91,239 64,360 40,485 22,610 10,736 3,864 0,995 17,1316 64,1627 142,1929 247,2218 380,2492 537,2752 718,2994 920,3217 1143,3419 1385,3600 1644,3759 1919,3891 2208,3997 2509,4074 2821,4121 3143,4138 3358,4129 3569,4108 3775,4072 3979,4024 4175,3963 4366,3890 4550,3805 4728,3708 4900,3600 5063,3482 5219,3354 5365,3216 5504,3070 5631,2914 5749,2751 5857,2579"><text:p/></draw:polygon><draw:polyline draw:style-name="gr33" draw:text-style-name="P18" svg:width="5.856cm" svg:height="4.137cm" draw:transform="rotate (1.5699236621689) translate (3.6324868354134cm 7.22879158797842cm)" svg:viewBox="0 0 5857 4138" draw:points="3144,996 160,0 124,120 91,239 64,360 40,485 22,610 10,736 3,864 0,995 17,1316 64,1627 142,1929 247,2218 380,2492 537,2752 718,2994 920,3217 1143,3419 1385,3600 1644,3759 1919,3891 2208,3997 2509,4074 2821,4121 3143,4138 3358,4129 3569,4108 3775,4072 3979,4024 4175,3963 4366,3890 4550,3805 4728,3708 4900,3600 5063,3482 5219,3354 5365,3216 5504,3070 5631,2914 5749,2751 5857,2579 3144,996"><text:p/></draw:polyline><draw:polygon draw:style-name="gr36" draw:text-style-name="P18" svg:width="2.983cm" svg:height="3.141cm" draw:transform="skewX (-0.00122173047639603) rotate (1.5697491292437) translate (1.48293548321093cm 7.06991794259822cm)" svg:viewBox="0 0 2984 3142" draw:points="2981,3142 2984,0 2727,11 2474,40 2229,91 1991,159 1761,245 1539,349 1328,470 1128,605 938,756 761,919 598,1097 447,1285 311,1486 192,1698 87,1918 0,2148"><text:p/></draw:polygon><draw:polyline draw:style-name="gr33" draw:text-style-name="P18" svg:width="2.983cm" svg:height="3.141cm" draw:transform="skewX (-0.00122173047639603) rotate (1.5697491292437) translate (1.48293548321093cm 7.06991794259822cm)" svg:viewBox="0 0 2984 3142" draw:points="2981,3142 2984,0 2727,11 2474,40 2229,91 1991,159 1761,245 1539,349 1328,470 1128,605 938,756 761,919 598,1097 447,1285 311,1486 192,1698 87,1918 0,2148 2981,3142"><text:p/></draw:polyline></draw:g><draw:frame draw:style-name="gr37" draw:text-style-name="P22" svg:width="2.07cm" svg:height="0.821cm" svg:x="0cm" svg:y="1.556cm"><draw:text-box><text:p text:style-name="P19"><text:span text:style-name="T5">Voiture</text:span></text:p></draw:text-box></draw:frame><draw:frame draw:style-name="gr38" draw:text-style-name="P22" svg:width="1.631cm" svg:height="0.821cm" svg:x="2.29cm" svg:y="0.224cm"><draw:text-box><text:p text:style-name="P19"><text:span text:style-name="T5">Train</text:span></text:p></draw:text-box></draw:frame><draw:frame draw:style-name="gr39" draw:text-style-name="P22" svg:width="1.357cm" svg:height="0.821cm" svg:x="4.334cm" svg:y="0cm"><draw:text-box><text:p text:style-name="P19"><text:span text:style-name="T5">Bus</text:span></text:p></draw:text-box></draw:frame><draw:frame draw:style-name="gr40" draw:text-style-name="P22" svg:width="1.493cm" svg:height="0.821cm" svg:x="7.772cm" svg:y="4.725cm"><draw:text-box><text:p text:style-name="P19"><text:span text:style-name="T5">Vélo</text:span></text:p></draw:text-box></draw:frame><draw:frame draw:style-name="gr41" draw:text-style-name="P22" svg:width="1.906cm" svg:height="0.821cm" svg:x="0.071cm" svg:y="5.934cm"><draw:text-box><text:p text:style-name="P19"><text:span text:style-name="T5">A pied</text:span></text:p></draw:text-box></draw:frame></draw:g></text:p>
      <text:p text:style-name="P3">Particularités :</text:p>
      <text:list xml:id="list43188100" text:style-name="tfPuce">
        <text:list-item text:start-value="1">
          <text:p text:style-name="P8">L'angle d'un secteur est proportionnel à l'effectif :</text:p>
        </text:list-item>
      </text:list>
      <table:table table:name="Tableau5" table:style-name="Tableau5">
        <table:table-column table:style-name="Tableau5.A" table:number-columns-repeated="6"/>
        <table:table-column table:style-name="Tableau5.G"/>
        <table:table-row>
          <table:table-cell table:style-name="Tableau5.A1" office:value-type="string">
            <text:p text:style-name="Standard"/>
          </table:table-cell>
          <table:table-cell table:style-name="Tableau5.A1" office:value-type="string">
            <text:p text:style-name="P2">Voiture</text:p>
          </table:table-cell>
          <table:table-cell table:style-name="Tableau5.A1" office:value-type="string">
            <text:p text:style-name="P2">Train</text:p>
          </table:table-cell>
          <table:table-cell table:style-name="Tableau5.A1" office:value-type="string">
            <text:p text:style-name="P2">Bus</text:p>
          </table:table-cell>
          <table:table-cell table:style-name="Tableau5.A1" office:value-type="string">
            <text:p text:style-name="P2">Vélo</text:p>
          </table:table-cell>
          <table:table-cell table:style-name="Tableau5.A1" office:value-type="string">
            <text:p text:style-name="P2">A pied</text:p>
          </table:table-cell>
          <table:table-cell table:style-name="Tableau5.G1" office:value-type="string">
            <text:p text:style-name="P2"><text:span text:style-name="tfMasqué"/></text:p>
          </table:table-cell>
        </table:table-row>
        <table:table-row>
          <table:table-cell table:style-name="Tableau5.A2" office:value-type="string">
            <text:p text:style-name="Standard">Effectif</text:p>
          </table:table-cell>
          <table:table-cell table:style-name="Tableau5.A2" office:value-type="string">
            <text:p text:style-name="P2">5</text:p>
          </table:table-cell>
          <table:table-cell table:style-name="Tableau5.A2" office:value-type="string">
            <text:p text:style-name="P2">1</text:p>
          </table:table-cell>
          <table:table-cell table:style-name="Tableau5.A2" office:value-type="string">
            <text:p text:style-name="P2">4</text:p>
          </table:table-cell>
          <table:table-cell table:style-name="Tableau5.A2" office:value-type="string">
            <text:p text:style-name="P2">14</text:p>
          </table:table-cell>
          <table:table-cell table:style-name="Tableau5.A2" office:value-type="string">
            <text:p text:style-name="P2">6</text:p>
          </table:table-cell>
          <table:table-cell table:style-name="Tableau5.G2" office:value-type="string">
            <text:p text:style-name="P2"><text:span text:style-name="tfMasqué"/></text:p>
          </table:table-cell>
        </table:table-row>
        <table:table-row>
          <table:table-cell table:style-name="Tableau5.A2" office:value-type="string">
            <text:p text:style-name="Standard"/>
          </table:table-cell>
          <table:table-cell table:style-name="Tableau5.A2" office:value-type="string">
            <text:p text:style-name="P2"><text:span text:style-name="tfMasqué"/></text:p>
          </table:table-cell>
          <table:table-cell table:style-name="Tableau5.A2" office:value-type="string">
            <text:p text:style-name="P2"><text:span text:style-name="tfMasqué"/></text:p>
          </table:table-cell>
          <table:table-cell table:style-name="Tableau5.A2" office:value-type="string">
            <text:p text:style-name="P2"><text:span text:style-name="tfMasqué"/></text:p>
          </table:table-cell>
          <table:table-cell table:style-name="Tableau5.A2" office:value-type="string">
            <text:p text:style-name="P2"><text:span text:style-name="tfMasqué"/></text:p>
          </table:table-cell>
          <table:table-cell table:style-name="Tableau5.A2" office:value-type="string">
            <text:p text:style-name="P2"><text:span text:style-name="tfMasqué"/></text:p>
          </table:table-cell>
          <table:table-cell table:style-name="Tableau5.G2" office:value-type="string">
            <text:p text:style-name="P2"><text:span text:style-name="tfMasqué"/></text:p>
          </table:table-cell>
        </table:table-row>
      </table:table>
      <text:p text:style-name="P12"/>
      <table:table table:name="Tableau10" table:style-name="Tableau10">
        <table:table-column table:style-name="Tableau10.A"/>
        <table:table-column table:style-name="Tableau10.B" table:number-columns-repeated="3"/>
        <table:table-column table:style-name="Tableau10.A"/>
        <table:table-column table:style-name="Tableau10.F"/>
        <table:table-row>
          <table:table-cell table:style-name="Tableau10.A1" office:value-type="string">
            <text:p text:style-name="Table_20_Contents"/>
          </table:table-cell>
          <table:table-cell table:style-name="Tableau10.A1" office:value-type="string">
            <text:p text:style-name="P4">Voiture</text:p>
          </table:table-cell>
          <table:table-cell table:style-name="Tableau10.A1" office:value-type="string">
            <text:p text:style-name="P4">Train</text:p>
          </table:table-cell>
          <table:table-cell table:style-name="Tableau10.A1" office:value-type="string">
            <text:p text:style-name="P4">Bus</text:p>
          </table:table-cell>
          <table:table-cell table:style-name="Tableau10.A1" office:value-type="string">
            <text:p text:style-name="P4">Vélo</text:p>
          </table:table-cell>
          <table:table-cell table:style-name="Tableau10.F1" office:value-type="string">
            <text:p text:style-name="P4">A pied</text:p>
          </table:table-cell>
        </table:table-row>
        <table:table-row>
          <table:table-cell table:style-name="Tableau10.A2" office:value-type="string">
            <text:p text:style-name="Table_20_Contents">Effectif</text:p>
          </table:table-cell>
          <table:table-cell table:style-name="Tableau10.A2" office:value-type="string">
            <text:p text:style-name="P4">5</text:p>
          </table:table-cell>
          <table:table-cell table:style-name="Tableau10.A2" office:value-type="string">
            <text:p text:style-name="P4">1</text:p>
          </table:table-cell>
          <table:table-cell table:style-name="Tableau10.A2" office:value-type="string">
            <text:p text:style-name="P4">4</text:p>
          </table:table-cell>
          <table:table-cell table:style-name="Tableau10.A2" office:value-type="string">
            <text:p text:style-name="P4">14</text:p>
          </table:table-cell>
          <table:table-cell table:style-name="Tableau10.F2" office:value-type="string">
            <text:p text:style-name="P4">6</text:p>
          </table:table-cell>
        </table:table-row>
      </table:table>
      <text:p text:style-name="P1"/>
      <text:p text:style-name="P6">a) Diagramme en « tuyaux d'orgues »</text:p>
      <text:p text:style-name="P2"><draw:g text:anchor-type="as-char" draw:z-index="4" draw:style-name="gr1"><draw:polyline draw:style-name="gr2" draw:text-style-name="P18" svg:width="10.534cm" svg:height="0cm" svg:x="1.101cm" svg:y="6.832cm" svg:viewBox="0 0 10535 0" draw:points="10535,0 0,0 10535,0"><text:p/></draw:polyline><draw:frame draw:style-name="gr3" draw:text-style-name="P20" svg:width="2.421cm" svg:height="0.821cm" svg:x="1.159cm" svg:y="6.909cm"><draw:text-box><text:p text:style-name="P19"><text:span text:style-name="T3">Voiture</text:span></text:p></draw:text-box></draw:frame><draw:frame draw:style-name="gr4" draw:text-style-name="P20" svg:width="1.925cm" svg:height="0.821cm" svg:x="3.445cm" svg:y="6.909cm"><draw:text-box><text:p text:style-name="P19"><text:span text:style-name="T3">Train</text:span></text:p></draw:text-box></draw:frame><draw:frame draw:style-name="gr5" draw:text-style-name="P20" svg:width="1.616cm" svg:height="0.821cm" svg:x="5.659cm" svg:y="6.909cm"><draw:text-box><text:p text:style-name="P19"><text:span text:style-name="T3">Bus</text:span></text:p></draw:text-box></draw:frame><draw:frame draw:style-name="gr6" draw:text-style-name="P20" svg:width="1.77cm" svg:height="0.821cm" svg:x="7.749cm" svg:y="6.909cm"><draw:text-box><text:p text:style-name="P19"><text:span text:style-name="T3">Vélo</text:span></text:p></draw:text-box></draw:frame><draw:frame draw:style-name="gr7" draw:text-style-name="P20" svg:width="2.234cm" svg:height="0.821cm" svg:x="9.648cm" svg:y="6.909cm"><draw:text-box><text:p text:style-name="P19"><text:span text:style-name="T3">A pied</text:span></text:p></draw:text-box></draw:frame><draw:polyline draw:style-name="gr8" draw:text-style-name="P18" svg:width="1.052cm" svg:height="1.894cm" svg:x="1.626cm" svg:y="4.934cm" svg:viewBox="0 0 1053 1895" draw:points="525,1895 0,1895 0,0 1053,0 1053,1895 525,1895"><text:p/></draw:polyline><draw:polyline draw:style-name="gr8" draw:text-style-name="P18" svg:width="1.052cm" svg:height="0.378cm" svg:x="3.734cm" svg:y="6.454cm" svg:viewBox="0 0 1053 379" draw:points="525,379 0,379 0,0 1053,0 1053,379 525,379"><text:p/></draw:polyline><draw:polyline draw:style-name="gr8" draw:text-style-name="P18" svg:width="1.052cm" svg:height="1.514cm" svg:x="5.838cm" svg:y="5.318cm" svg:viewBox="0 0 1053 1515" draw:points="525,1515 0,1515 0,0 1053,0 1053,1515 525,1515"><text:p/></draw:polyline><draw:polyline draw:style-name="gr8" draw:text-style-name="P18" svg:width="1.052cm" svg:height="5.301cm" svg:x="7.944cm" svg:y="1.528cm" svg:viewBox="0 0 1053 5302" draw:points="525,5302 0,5302 0,0 1053,0 1053,5302 525,5302"><text:p/></draw:polyline><draw:polyline draw:style-name="gr8" draw:text-style-name="P18" svg:width="1.052cm" svg:height="2.272cm" svg:x="10.052cm" svg:y="4.56cm" svg:viewBox="0 0 1053 2273" draw:points="525,2273 0,2273 0,0 1053,0 1053,2273 525,2273"><text:p/></draw:polyline><draw:frame draw:style-name="gr9" draw:text-style-name="P20" svg:width="0.973cm" svg:height="0.821cm" svg:x="0.37cm" svg:y="6.481cm"><draw:text-box><text:p text:style-name="P19"><text:span text:style-name="T3">0</text:span></text:p></draw:text-box></draw:frame><draw:frame draw:style-name="gr9" draw:text-style-name="P20" svg:width="0.973cm" svg:height="0.821cm" svg:x="0.37cm" svg:y="4.576cm"><draw:text-box><text:p text:style-name="P19"><text:span text:style-name="T3">5</text:span></text:p></draw:text-box></draw:frame><draw:frame draw:style-name="gr10" draw:text-style-name="P20" svg:width="1.278cm" svg:height="0.821cm" svg:x="0.064cm" svg:y="2.702cm"><draw:text-box><text:p text:style-name="P19"><text:span text:style-name="T3">10</text:span></text:p></draw:text-box></draw:frame><draw:frame draw:style-name="gr11" draw:text-style-name="P20" svg:width="1.28cm" svg:height="0.821cm" svg:x="0.062cm" svg:y="0.792cm"><draw:text-box><text:p text:style-name="P19"><text:span text:style-name="T3">15</text:span></text:p></draw:text-box></draw:frame><draw:frame draw:style-name="gr12" draw:text-style-name="P21" svg:width="2.262cm" svg:height="0.821cm" svg:x="0cm" svg:y="0cm"><draw:text-box><text:p text:style-name="P19"><text:span text:style-name="T4">Effectifs</text:span></text:p></draw:text-box></draw:frame><draw:g draw:style-name="gr13"><draw:line draw:style-name="gr14" draw:text-style-name="P18" svg:x1="1.101cm" svg:y1="6.454cm" svg:x2="11.636cm" svg:y2="6.454cm"><text:p/></draw:line><draw:line draw:style-name="gr15" draw:text-style-name="P18" svg:x1="1.101cm" svg:y1="6.076cm" svg:x2="11.636cm" svg:y2="6.076cm"><text:p/></draw:line><draw:line draw:style-name="gr16" draw:text-style-name="P18" svg:x1="1.101cm" svg:y1="5.696cm" svg:x2="11.636cm" svg:y2="5.696cm"><text:p/></draw:line><draw:line draw:style-name="gr17" draw:text-style-name="P18" svg:x1="1.101cm" svg:y1="5.318cm" svg:x2="11.636cm" svg:y2="5.318cm"><text:p/></draw:line><draw:line draw:style-name="gr18" draw:text-style-name="P18" svg:x1="1.101cm" svg:y1="4.94cm" svg:x2="11.636cm" svg:y2="4.94cm"><text:p/></draw:line><draw:line draw:style-name="gr19" draw:text-style-name="P18" svg:x1="1.101cm" svg:y1="4.56cm" svg:x2="11.636cm" svg:y2="4.56cm"><text:p/></draw:line><draw:line draw:style-name="gr20" draw:text-style-name="P18" svg:x1="1.101cm" svg:y1="4.179cm" svg:x2="11.636cm" svg:y2="4.179cm"><text:p/></draw:line><draw:line draw:style-name="gr21" draw:text-style-name="P18" svg:x1="1.101cm" svg:y1="3.804cm" svg:x2="11.636cm" svg:y2="3.804cm"><text:p/></draw:line><draw:line draw:style-name="gr22" draw:text-style-name="P18" svg:x1="1.101cm" svg:y1="3.424cm" svg:x2="11.636cm" svg:y2="3.424cm"><text:p/></draw:line><draw:line draw:style-name="gr23" draw:text-style-name="P18" svg:x1="1.101cm" svg:y1="3.043cm" svg:x2="11.636cm" svg:y2="3.043cm"><text:p/></draw:line><draw:line draw:style-name="gr24" draw:text-style-name="P18" svg:x1="1.101cm" svg:y1="2.667cm" svg:x2="11.636cm" svg:y2="2.667cm"><text:p/></draw:line><draw:line draw:style-name="gr25" draw:text-style-name="P18" svg:x1="1.101cm" svg:y1="2.289cm" svg:x2="11.636cm" svg:y2="2.289cm"><text:p/></draw:line><draw:line draw:style-name="gr26" draw:text-style-name="P18" svg:x1="1.101cm" svg:y1="1.909cm" svg:x2="11.636cm" svg:y2="1.909cm"><text:p/></draw:line><draw:line draw:style-name="gr27" draw:text-style-name="P18" svg:x1="1.101cm" svg:y1="1.531cm" svg:x2="11.636cm" svg:y2="1.531cm"><text:p/></draw:line><draw:line draw:style-name="gr28" draw:text-style-name="P18" svg:x1="1.101cm" svg:y1="1.153cm" svg:x2="11.636cm" svg:y2="1.153cm"><text:p/></draw:line></draw:g><draw:g draw:style-name="gr13"><draw:polygon draw:style-name="gr29" draw:text-style-name="P18" svg:width="1.052cm" svg:height="1.894cm" svg:x="1.626cm" svg:y="4.934cm" svg:viewBox="0 0 1053 1895" draw:points="0,0 1053,0 1053,1895 0,1895"><text:p/></draw:polygon><draw:polygon draw:style-name="gr29" draw:text-style-name="P18" svg:width="1.052cm" svg:height="0.378cm" svg:x="3.734cm" svg:y="6.454cm" svg:viewBox="0 0 1053 379" draw:points="0,0 1053,0 1053,379 0,379"><text:p/></draw:polygon><draw:polygon draw:style-name="gr29" draw:text-style-name="P18" svg:width="1.052cm" svg:height="1.514cm" svg:x="5.838cm" svg:y="5.318cm" svg:viewBox="0 0 1053 1515" draw:points="0,0 1053,0 1053,1515 0,1515"><text:p/></draw:polygon><draw:polygon draw:style-name="gr29" draw:text-style-name="P18" svg:width="1.052cm" svg:height="5.301cm" svg:x="7.944cm" svg:y="1.528cm" svg:viewBox="0 0 1053 5302" draw:points="0,0 1053,0 1053,5302 0,5302"><text:p/></draw:polygon><draw:polygon draw:style-name="gr29" draw:text-style-name="P18" svg:width="1.052cm" svg:height="2.272cm" svg:x="10.052cm" svg:y="4.56cm" svg:viewBox="0 0 1053 2273" draw:points="0,0 1053,0 1053,2273 0,2273"><text:p/></draw:polygon></draw:g><draw:g draw:style-name="gr13"><draw:line draw:style-name="gr30" draw:text-style-name="P18" svg:x1="1.101cm" svg:y1="6.832cm" svg:x2="11.636cm" svg:y2="6.832cm"><text:p/></draw:line><draw:polyline draw:style-name="gr31" draw:text-style-name="P18" svg:width="0cm" svg:height="5.82cm" svg:x="1.101cm" svg:y="1.011cm" svg:viewBox="0 0 0 5821" draw:points="0,0 0,5821 0,0"><text:p/></draw:polyline></draw:g></draw:g></text:p>
      <text:p text:style-name="Standard"/>
      <text:p text:style-name="Standard"/>
      <text:p text:style-name="Standard"/>
      <text:p text:style-name="Standard"/>
      <text:p text:style-name="Standard"/>
      <text:p text:style-name="P6">b) Diagramme circulaire</text:p>
      <text:p text:style-name="P2"><draw:g text:anchor-type="as-char" draw:z-index="5" draw:style-name="gr1"><draw:g draw:style-name="gr13"><draw:polygon draw:style-name="gr32" draw:text-style-name="P18" svg:width="2.715cm" svg:height="3.141cm" draw:transform="skewX (-0.00122173047639603) rotate (1.5697491292437) translate (1.48605733277155cm 4.08408995945659cm)" svg:viewBox="0 0 2716 3142" draw:points="0,3142 2716,1555 2608,1384 2490,1220 2362,1064 2224,918 2077,780 1922,653 1760,535 1590,427 1412,332 1226,247 1036,172 839,111 637,63 431,28 218,6 3,0"><text:p/></draw:polygon><draw:polyline draw:style-name="gr33" draw:text-style-name="P18" svg:width="2.715cm" svg:height="3.141cm" draw:transform="skewX (-0.00122173047639603) rotate (1.5697491292437) translate (1.48605733277155cm 4.08408995945659cm)" svg:viewBox="0 0 2716 3142" draw:points="0,3142 2716,1555 2608,1384 2490,1220 2362,1064 2224,918 2077,780 1922,653 1760,535 1590,427 1412,332 1226,247 1036,172 839,111 637,63 431,28 218,6 3,0 0,3142"><text:p/></draw:polyline><draw:polygon draw:style-name="gr34" draw:text-style-name="P18" svg:width="2.981cm" svg:height="1.592cm" draw:transform="skewX (-0.00174532925199433) rotate (1.56748020121611) translate (3.03559399089568cm 4.08403043035039cm)" svg:viewBox="0 0 2982 1593" draw:points="0,1593 2982,592 2925,438 2863,289 2791,142 2713,0"><text:p/></draw:polygon><draw:polyline draw:style-name="gr33" draw:text-style-name="P18" svg:width="2.981cm" svg:height="1.592cm" draw:transform="skewX (-0.00174532925199433) rotate (1.56748020121611) translate (3.03559399089568cm 4.08403043035039cm)" svg:viewBox="0 0 2982 1593" draw:points="0,1593 2982,592 2925,438 2863,289 2791,142 2713,0 0,1593"><text:p/></draw:polyline><draw:polygon draw:style-name="gr35" draw:text-style-name="P18" svg:width="3.143cm" svg:height="2.579cm" draw:transform="skewX (-0.0010471975511966) rotate (1.5694000633933) translate (3.63366688189005cm 4.08768179184664cm)" svg:viewBox="0 0 3144 2580" draw:points="0,997 2712,2580 2810,2402 2896,2216 2969,2027 3032,1829 3079,1627 3114,1421 3136,1210 3144,995 3141,865 3133,736 3120,610 3102,485 3079,360 3053,239 3020,120 2984,0"><text:p/></draw:polygon><draw:polyline draw:style-name="gr33" draw:text-style-name="P18" svg:width="3.143cm" svg:height="2.579cm" draw:transform="skewX (-0.0010471975511966) rotate (1.5694000633933) translate (3.63366688189005cm 4.08768179184664cm)" svg:viewBox="0 0 3144 2580" draw:points="0,997 2712,2580 2810,2402 2896,2216 2969,2027 3032,1829 3079,1627 3114,1421 3136,1210 3144,995 3141,865 3133,736 3120,610 3102,485 3079,360 3053,239 3020,120 2984,0 0,997"><text:p/></draw:polyline><draw:polygon draw:style-name="gr34" draw:text-style-name="P18" svg:width="5.856cm" svg:height="4.137cm" draw:transform="rotate (1.5699236621689) translate (3.63248683541341cm 7.22879158797841cm)" svg:viewBox="0 0 5857 4138" draw:points="3144,996 160,0 124,120 91,239 64,360 40,485 22,610 10,736 3,864 0,995 17,1316 64,1627 142,1929 247,2218 380,2492 537,2752 718,2994 920,3217 1143,3419 1385,3600 1644,3759 1919,3891 2208,3997 2509,4074 2821,4121 3143,4138 3358,4129 3569,4108 3775,4072 3979,4024 4175,3963 4366,3890 4550,3805 4728,3708 4900,3600 5063,3482 5219,3354 5365,3216 5504,3070 5631,2914 5749,2751 5857,2579"><text:p/></draw:polygon><draw:polyline draw:style-name="gr33" draw:text-style-name="P18" svg:width="5.856cm" svg:height="4.137cm" draw:transform="rotate (1.5699236621689) translate (3.63248683541341cm 7.22879158797841cm)" svg:viewBox="0 0 5857 4138" draw:points="3144,996 160,0 124,120 91,239 64,360 40,485 22,610 10,736 3,864 0,995 17,1316 64,1627 142,1929 247,2218 380,2492 537,2752 718,2994 920,3217 1143,3419 1385,3600 1644,3759 1919,3891 2208,3997 2509,4074 2821,4121 3143,4138 3358,4129 3569,4108 3775,4072 3979,4024 4175,3963 4366,3890 4550,3805 4728,3708 4900,3600 5063,3482 5219,3354 5365,3216 5504,3070 5631,2914 5749,2751 5857,2579 3144,996"><text:p/></draw:polyline><draw:polygon draw:style-name="gr36" draw:text-style-name="P18" svg:width="2.983cm" svg:height="3.141cm" draw:transform="skewX (-0.00122173047639603) rotate (1.5697491292437) translate (1.48293548321093cm 7.06991794259821cm)" svg:viewBox="0 0 2984 3142" draw:points="2981,3142 2984,0 2727,11 2474,40 2229,91 1991,159 1761,245 1539,349 1328,470 1128,605 938,756 761,919 598,1097 447,1285 311,1486 192,1698 87,1918 0,2148"><text:p/></draw:polygon><draw:polyline draw:style-name="gr33" draw:text-style-name="P18" svg:width="2.983cm" svg:height="3.141cm" draw:transform="skewX (-0.00122173047639603) rotate (1.5697491292437) translate (1.48293548321093cm 7.06991794259821cm)" svg:viewBox="0 0 2984 3142" draw:points="2981,3142 2984,0 2727,11 2474,40 2229,91 1991,159 1761,245 1539,349 1328,470 1128,605 938,756 761,919 598,1097 447,1285 311,1486 192,1698 87,1918 0,2148 2981,3142"><text:p/></draw:polyline></draw:g><draw:frame draw:style-name="gr37" draw:text-style-name="P22" svg:width="2.07cm" svg:height="0.821cm" svg:x="0cm" svg:y="1.556cm"><draw:text-box><text:p text:style-name="P19"><text:span text:style-name="T5">Voiture</text:span></text:p></draw:text-box></draw:frame><draw:frame draw:style-name="gr38" draw:text-style-name="P22" svg:width="1.631cm" svg:height="0.821cm" svg:x="2.29cm" svg:y="0.224cm"><draw:text-box><text:p text:style-name="P19"><text:span text:style-name="T5">Train</text:span></text:p></draw:text-box></draw:frame><draw:frame draw:style-name="gr39" draw:text-style-name="P22" svg:width="1.357cm" svg:height="0.821cm" svg:x="4.334cm" svg:y="0cm"><draw:text-box><text:p text:style-name="P19"><text:span text:style-name="T5">Bus</text:span></text:p></draw:text-box></draw:frame><draw:frame draw:style-name="gr40" draw:text-style-name="P22" svg:width="1.493cm" svg:height="0.821cm" svg:x="7.772cm" svg:y="4.725cm"><draw:text-box><text:p text:style-name="P19"><text:span text:style-name="T5">Vélo</text:span></text:p></draw:text-box></draw:frame><draw:frame draw:style-name="gr41" draw:text-style-name="P22" svg:width="1.906cm" svg:height="0.821cm" svg:x="0.071cm" svg:y="5.934cm"><draw:text-box><text:p text:style-name="P19"><text:span text:style-name="T5">A pied</text:span></text:p></draw:text-box></draw:frame></draw:g></text:p>
      <text:p text:style-name="P3">Particularités :</text:p>
      <text:list xml:id="list43227148" text:continue-list="list43188100" text:style-name="tfPuce">
        <text:list-item text:start-value="1">
          <text:p text:style-name="P8">L'angle d'un secteur est proportionnel à l'effectif :</text:p>
        </text:list-item>
      </text:list>
      <table:table table:name="Tableau14" table:style-name="Tableau14">
        <table:table-column table:style-name="Tableau14.A" table:number-columns-repeated="6"/>
        <table:table-column table:style-name="Tableau14.G"/>
        <table:table-row>
          <table:table-cell table:style-name="Tableau14.A1" office:value-type="string">
            <text:p text:style-name="Standard"/>
          </table:table-cell>
          <table:table-cell table:style-name="Tableau14.A1" office:value-type="string">
            <text:p text:style-name="P2">Voiture</text:p>
          </table:table-cell>
          <table:table-cell table:style-name="Tableau14.A1" office:value-type="string">
            <text:p text:style-name="P2">Train</text:p>
          </table:table-cell>
          <table:table-cell table:style-name="Tableau14.A1" office:value-type="string">
            <text:p text:style-name="P2">Bus</text:p>
          </table:table-cell>
          <table:table-cell table:style-name="Tableau14.A1" office:value-type="string">
            <text:p text:style-name="P2">Vélo</text:p>
          </table:table-cell>
          <table:table-cell table:style-name="Tableau14.A1" office:value-type="string">
            <text:p text:style-name="P2">A pied</text:p>
          </table:table-cell>
          <table:table-cell table:style-name="Tableau14.G1" office:value-type="string">
            <text:p text:style-name="P2"><text:span text:style-name="tfMasqué"/></text:p>
          </table:table-cell>
        </table:table-row>
        <table:table-row>
          <table:table-cell table:style-name="Tableau14.A2" office:value-type="string">
            <text:p text:style-name="Standard">Effectif</text:p>
          </table:table-cell>
          <table:table-cell table:style-name="Tableau14.A2" office:value-type="string">
            <text:p text:style-name="P2">5</text:p>
          </table:table-cell>
          <table:table-cell table:style-name="Tableau14.A2" office:value-type="string">
            <text:p text:style-name="P2">1</text:p>
          </table:table-cell>
          <table:table-cell table:style-name="Tableau14.A2" office:value-type="string">
            <text:p text:style-name="P2">4</text:p>
          </table:table-cell>
          <table:table-cell table:style-name="Tableau14.A2" office:value-type="string">
            <text:p text:style-name="P2">14</text:p>
          </table:table-cell>
          <table:table-cell table:style-name="Tableau14.A2" office:value-type="string">
            <text:p text:style-name="P2">6</text:p>
          </table:table-cell>
          <table:table-cell table:style-name="Tableau14.G2" office:value-type="string">
            <text:p text:style-name="P2"><text:span text:style-name="tfMasqué"/></text:p>
          </table:table-cell>
        </table:table-row>
        <table:table-row>
          <table:table-cell table:style-name="Tableau14.A2" office:value-type="string">
            <text:p text:style-name="Standard"/>
          </table:table-cell>
          <table:table-cell table:style-name="Tableau14.A2" office:value-type="string">
            <text:p text:style-name="P2"><text:span text:style-name="tfMasqué"/></text:p>
          </table:table-cell>
          <table:table-cell table:style-name="Tableau14.A2" office:value-type="string">
            <text:p text:style-name="P2"><text:span text:style-name="tfMasqué"/></text:p>
          </table:table-cell>
          <table:table-cell table:style-name="Tableau14.A2" office:value-type="string">
            <text:p text:style-name="P2"><text:span text:style-name="tfMasqué"/></text:p>
          </table:table-cell>
          <table:table-cell table:style-name="Tableau14.A2" office:value-type="string">
            <text:p text:style-name="P2"><text:span text:style-name="tfMasqué"/></text:p>
          </table:table-cell>
          <table:table-cell table:style-name="Tableau14.A2" office:value-type="string">
            <text:p text:style-name="P2"><text:span text:style-name="tfMasqué"/></text:p>
          </table:table-cell>
          <table:table-cell table:style-name="Tableau14.G2" office:value-type="string">
            <text:p text:style-name="P2"><text:span text:style-name="tfMasqué"/></text:p>
          </table:table-cell>
        </table:table-row>
      </table:table>
      <text:p text:style-name="P13"/>
      <table:table table:name="Tableau12" table:style-name="Tableau12">
        <table:table-column table:style-name="Tableau12.A"/>
        <table:table-column table:style-name="Tableau12.B" table:number-columns-repeated="12"/>
        <table:table-column table:style-name="Tableau12.N"/>
        <text:soft-page-break/>
        <table:table-row>
          <table:table-cell table:style-name="Tableau12.A1" office:value-type="string">
            <text:p text:style-name="Table_20_Contents">Note (/20)</text:p>
          </table:table-cell>
          <table:table-cell table:style-name="Tableau12.A1" office:value-type="string">
            <text:p text:style-name="P4">2</text:p>
          </table:table-cell>
          <table:table-cell table:style-name="Tableau12.A1" office:value-type="string">
            <text:p text:style-name="P4">4</text:p>
          </table:table-cell>
          <table:table-cell table:style-name="Tableau12.A1" office:value-type="string">
            <text:p text:style-name="P4">7</text:p>
          </table:table-cell>
          <table:table-cell table:style-name="Tableau12.A1" office:value-type="string">
            <text:p text:style-name="P4">8</text:p>
          </table:table-cell>
          <table:table-cell table:style-name="Tableau12.A1" office:value-type="string">
            <text:p text:style-name="P4">9</text:p>
          </table:table-cell>
          <table:table-cell table:style-name="Tableau12.A1" office:value-type="string">
            <text:p text:style-name="P4">10</text:p>
          </table:table-cell>
          <table:table-cell table:style-name="Tableau12.A1" office:value-type="string">
            <text:p text:style-name="P4">11</text:p>
          </table:table-cell>
          <table:table-cell table:style-name="Tableau12.A1" office:value-type="string">
            <text:p text:style-name="P4">12</text:p>
          </table:table-cell>
          <table:table-cell table:style-name="Tableau12.A1" office:value-type="string">
            <text:p text:style-name="P4">13</text:p>
          </table:table-cell>
          <table:table-cell table:style-name="Tableau12.A1" office:value-type="string">
            <text:p text:style-name="P4">14</text:p>
          </table:table-cell>
          <table:table-cell table:style-name="Tableau12.A1" office:value-type="string">
            <text:p text:style-name="P4">15</text:p>
          </table:table-cell>
          <table:table-cell table:style-name="Tableau12.A1" office:value-type="string">
            <text:p text:style-name="P4">17</text:p>
          </table:table-cell>
          <table:table-cell table:style-name="Tableau12.N1" office:value-type="string">
            <text:p text:style-name="P4">18</text:p>
          </table:table-cell>
        </table:table-row>
        <table:table-row>
          <table:table-cell table:style-name="Tableau12.A2" office:value-type="string">
            <text:p text:style-name="Table_20_Contents">Effectif</text:p>
          </table:table-cell>
          <table:table-cell table:style-name="Tableau12.A2" office:value-type="string">
            <text:p text:style-name="P4">1</text:p>
          </table:table-cell>
          <table:table-cell table:style-name="Tableau12.A2" office:value-type="string">
            <text:p text:style-name="P4">1</text:p>
          </table:table-cell>
          <table:table-cell table:style-name="Tableau12.A2" office:value-type="string">
            <text:p text:style-name="P4">2</text:p>
          </table:table-cell>
          <table:table-cell table:style-name="Tableau12.A2" office:value-type="string">
            <text:p text:style-name="P4">1</text:p>
          </table:table-cell>
          <table:table-cell table:style-name="Tableau12.A2" office:value-type="string">
            <text:p text:style-name="P4">3</text:p>
          </table:table-cell>
          <table:table-cell table:style-name="Tableau12.A2" office:value-type="string">
            <text:p text:style-name="P4">4</text:p>
          </table:table-cell>
          <table:table-cell table:style-name="Tableau12.A2" office:value-type="string">
            <text:p text:style-name="P4">1</text:p>
          </table:table-cell>
          <table:table-cell table:style-name="Tableau12.A2" office:value-type="string">
            <text:p text:style-name="P4">4</text:p>
          </table:table-cell>
          <table:table-cell table:style-name="Tableau12.A2" office:value-type="string">
            <text:p text:style-name="P4">6</text:p>
          </table:table-cell>
          <table:table-cell table:style-name="Tableau12.A2" office:value-type="string">
            <text:p text:style-name="P4">3</text:p>
          </table:table-cell>
          <table:table-cell table:style-name="Tableau12.A2" office:value-type="string">
            <text:p text:style-name="P4">2</text:p>
          </table:table-cell>
          <table:table-cell table:style-name="Tableau12.A2" office:value-type="string">
            <text:p text:style-name="P4">2</text:p>
          </table:table-cell>
          <table:table-cell table:style-name="Tableau12.N2" office:value-type="string">
            <text:p text:style-name="P4">1</text:p>
          </table:table-cell>
        </table:table-row>
      </table:table>
      <text:p text:style-name="P17"/>
      <text:p text:style-name="P6">c) Diagramme en « bâtons »</text:p>
      <text:p text:style-name="P2"><draw:g text:anchor-type="as-char" draw:z-index="2" draw:style-name="gr1"><draw:line draw:style-name="gr42" draw:text-style-name="P18" svg:x1="0.627cm" svg:y1="5.008cm" svg:x2="9.761cm" svg:y2="5.008cm"><text:p/></draw:line><draw:line draw:style-name="gr42" draw:text-style-name="P18" svg:x1="0.627cm" svg:y1="4.149cm" svg:x2="9.761cm" svg:y2="4.149cm"><text:p/></draw:line><draw:line draw:style-name="gr42" draw:text-style-name="P18" svg:x1="0.627cm" svg:y1="3.295cm" svg:x2="9.761cm" svg:y2="3.295cm"><text:p/></draw:line><draw:line draw:style-name="gr42" draw:text-style-name="P18" svg:x1="0.627cm" svg:y1="2.435cm" svg:x2="9.761cm" svg:y2="2.435cm"><text:p/></draw:line><draw:line draw:style-name="gr42" draw:text-style-name="P18" svg:x1="0.627cm" svg:y1="1.577cm" svg:x2="9.761cm" svg:y2="1.577cm"><text:p/></draw:line><draw:line draw:style-name="gr42" draw:text-style-name="P18" svg:x1="0.627cm" svg:y1="0.72cm" svg:x2="9.761cm" svg:y2="0.72cm"><text:p/></draw:line><draw:polyline draw:style-name="gr43" draw:text-style-name="P18" svg:width="9.133cm" svg:height="0cm" svg:x="0.627cm" svg:y="5.867cm" svg:viewBox="0 0 9134 0" draw:points="9134,0 0,0 9134,0"><text:p/></draw:polyline><draw:frame draw:style-name="gr44" draw:text-style-name="P23" svg:width="0.828cm" svg:height="0.821cm" svg:x="0.025cm" svg:y="5.831cm"><draw:text-box><text:p text:style-name="P19"><text:span text:style-name="T6">0</text:span></text:p></draw:text-box></draw:frame><draw:line draw:style-name="gr33" draw:text-style-name="P18" svg:x1="0.709cm" svg:y1="5.947cm" svg:x2="0.709cm" svg:y2="5.867cm"><text:p/></draw:line><draw:line draw:style-name="gr33" draw:text-style-name="P18" svg:x1="1.15cm" svg:y1="5.947cm" svg:x2="1.15cm" svg:y2="5.867cm"><text:p/></draw:line><draw:line draw:style-name="gr33" draw:text-style-name="P18" svg:x1="1.592cm" svg:y1="5.947cm" svg:x2="1.592cm" svg:y2="5.867cm"><text:p/></draw:line><draw:line draw:style-name="gr33" draw:text-style-name="P18" svg:x1="2.032cm" svg:y1="5.947cm" svg:x2="2.032cm" svg:y2="5.867cm"><text:p/></draw:line><draw:line draw:style-name="gr33" draw:text-style-name="P18" svg:x1="2.474cm" svg:y1="5.947cm" svg:x2="2.474cm" svg:y2="5.867cm"><text:p/></draw:line><draw:frame draw:style-name="gr45" draw:text-style-name="P23" svg:width="0.83cm" svg:height="0.821cm" svg:x="2.524cm" svg:y="5.831cm"><draw:text-box><text:p text:style-name="P19"><text:span text:style-name="T6">5</text:span></text:p></draw:text-box></draw:frame><draw:line draw:style-name="gr33" draw:text-style-name="P18" svg:x1="2.918cm" svg:y1="5.947cm" svg:x2="2.918cm" svg:y2="5.867cm"><text:p/></draw:line><draw:line draw:style-name="gr33" draw:text-style-name="P18" svg:x1="3.358cm" svg:y1="5.947cm" svg:x2="3.358cm" svg:y2="5.867cm"><text:p/></draw:line><draw:line draw:style-name="gr33" draw:text-style-name="P18" svg:x1="3.8cm" svg:y1="5.947cm" svg:x2="3.8cm" svg:y2="5.867cm"><text:p/></draw:line><draw:line draw:style-name="gr33" draw:text-style-name="P18" svg:x1="4.241cm" svg:y1="5.947cm" svg:x2="4.241cm" svg:y2="5.867cm"><text:p/></draw:line><draw:line draw:style-name="gr33" draw:text-style-name="P18" svg:x1="4.683cm" svg:y1="5.947cm" svg:x2="4.683cm" svg:y2="5.867cm"><text:p/></draw:line><draw:frame draw:style-name="gr46" draw:text-style-name="P23" svg:width="1.054cm" svg:height="0.821cm" svg:x="4.563cm" svg:y="5.831cm"><draw:text-box><text:p text:style-name="P19"><text:span text:style-name="T6">10</text:span></text:p></draw:text-box></draw:frame><draw:line draw:style-name="gr33" draw:text-style-name="P18" svg:x1="5.125cm" svg:y1="5.947cm" svg:x2="5.125cm" svg:y2="5.867cm"><text:p/></draw:line><draw:line draw:style-name="gr33" draw:text-style-name="P18" svg:x1="5.567cm" svg:y1="5.947cm" svg:x2="5.567cm" svg:y2="5.867cm"><text:p/></draw:line><draw:line draw:style-name="gr33" draw:text-style-name="P18" svg:x1="6.008cm" svg:y1="5.947cm" svg:x2="6.008cm" svg:y2="5.867cm"><text:p/></draw:line><draw:line draw:style-name="gr33" draw:text-style-name="P18" svg:x1="6.45cm" svg:y1="5.947cm" svg:x2="6.45cm" svg:y2="5.867cm"><text:p/></draw:line><draw:line draw:style-name="gr33" draw:text-style-name="P18" svg:x1="6.89cm" svg:y1="5.947cm" svg:x2="6.89cm" svg:y2="5.867cm"><text:p/></draw:line><draw:frame draw:style-name="gr46" draw:text-style-name="P23" svg:width="1.054cm" svg:height="0.821cm" svg:x="6.789cm" svg:y="5.831cm"><draw:text-box><text:p text:style-name="P19"><text:span text:style-name="T6">15</text:span></text:p></draw:text-box></draw:frame><draw:line draw:style-name="gr33" draw:text-style-name="P18" svg:x1="7.334cm" svg:y1="5.947cm" svg:x2="7.334cm" svg:y2="5.867cm"><text:p/></draw:line><draw:line draw:style-name="gr33" draw:text-style-name="P18" svg:x1="7.776cm" svg:y1="5.947cm" svg:x2="7.776cm" svg:y2="5.867cm"><text:p/></draw:line><draw:line draw:style-name="gr33" draw:text-style-name="P18" svg:x1="8.216cm" svg:y1="5.947cm" svg:x2="8.216cm" svg:y2="5.867cm"><text:p/></draw:line><draw:line draw:style-name="gr33" draw:text-style-name="P18" svg:x1="8.658cm" svg:y1="5.947cm" svg:x2="8.658cm" svg:y2="5.867cm"><text:p/></draw:line><draw:line draw:style-name="gr33" draw:text-style-name="P18" svg:x1="9.099cm" svg:y1="5.947cm" svg:x2="9.099cm" svg:y2="5.867cm"><text:p/></draw:line><draw:frame draw:style-name="gr46" draw:text-style-name="P23" svg:width="1.054cm" svg:height="0.821cm" svg:x="9.01cm" svg:y="5.831cm"><draw:text-box><text:p text:style-name="P19"><text:span text:style-name="T6">20</text:span></text:p></draw:text-box></draw:frame><draw:polygon draw:style-name="gr47" draw:text-style-name="P18" svg:width="0.062cm" svg:height="0cm" svg:x="0.897cm" svg:y="5.867cm" svg:viewBox="0 0 63 0" draw:points="0,0 63,0 63,0"><text:p/></draw:polygon><draw:polygon draw:style-name="gr47" draw:text-style-name="P18" svg:width="0.062cm" svg:height="0.857cm" svg:x="1.559cm" svg:y="5.008cm" svg:viewBox="0 0 63 858" draw:points="0,0 63,0 63,858 0,858"><text:p/></draw:polygon><draw:polygon draw:style-name="gr48" draw:text-style-name="P18" svg:width="0.049cm" svg:height="0.859cm" svg:x="1.559cm" svg:y="5.008cm" svg:viewBox="0 0 50 860" draw:points="25,860 0,860 0,0 50,0 50,860"><text:p/></draw:polygon><draw:polygon draw:style-name="gr47" draw:text-style-name="P18" svg:width="0.062cm" svg:height="0cm" svg:x="1.78cm" svg:y="5.867cm" svg:viewBox="0 0 63 0" draw:points="0,0 63,0 63,0"><text:p/></draw:polygon><draw:polyline draw:style-name="gr33" draw:text-style-name="P18" svg:width="0.062cm" svg:height="0cm" svg:x="1.78cm" svg:y="5.867cm" svg:viewBox="0 0 63 0" draw:points="32,0 0,0 0,0 63,0 63,0 32,0"><text:p/></draw:polyline><draw:polygon draw:style-name="gr47" draw:text-style-name="P18" svg:width="0.062cm" svg:height="0.857cm" svg:x="2.441cm" svg:y="5.008cm" svg:viewBox="0 0 63 858" draw:points="0,0 63,0 63,858 0,858"><text:p/></draw:polygon><draw:polygon draw:style-name="gr48" draw:text-style-name="P18" svg:width="0.049cm" svg:height="0.859cm" svg:x="2.441cm" svg:y="5.008cm" svg:viewBox="0 0 50 860" draw:points="25,860 0,860 0,0 50,0 50,860"><text:p/></draw:polygon><draw:polygon draw:style-name="gr47" draw:text-style-name="P18" svg:width="0.062cm" svg:height="0cm" svg:x="2.662cm" svg:y="5.867cm" svg:viewBox="0 0 63 0" draw:points="0,0 63,0 63,0"><text:p/></draw:polygon><draw:polyline draw:style-name="gr33" draw:text-style-name="P18" svg:width="0.062cm" svg:height="0cm" svg:x="2.662cm" svg:y="5.867cm" svg:viewBox="0 0 63 0" draw:points="32,0 0,0 0,0 63,0 63,0 32,0"><text:p/></draw:polyline><draw:polygon draw:style-name="gr47" draw:text-style-name="P18" svg:width="0.062cm" svg:height="0cm" svg:x="3.104cm" svg:y="5.867cm" svg:viewBox="0 0 63 0" draw:points="0,0 63,0 63,0"><text:p/></draw:polygon><draw:polyline draw:style-name="gr33" draw:text-style-name="P18" svg:width="0.062cm" svg:height="0cm" svg:x="3.104cm" svg:y="5.867cm" svg:viewBox="0 0 63 0" draw:points="32,0 0,0 0,0 63,0 63,0 32,0"><text:p/></draw:polyline><draw:polygon draw:style-name="gr47" draw:text-style-name="P18" svg:width="0.062cm" svg:height="1.716cm" svg:x="3.765cm" svg:y="4.149cm" svg:viewBox="0 0 63 1717" draw:points="0,0 63,0 63,1717 0,1717"><text:p/></draw:polygon><draw:polygon draw:style-name="gr48" draw:text-style-name="P18" svg:width="0.049cm" svg:height="1.719cm" svg:x="3.765cm" svg:y="4.149cm" svg:viewBox="0 0 50 1720" draw:points="25,1720 0,1720 0,0 50,0 50,1720"><text:p/></draw:polygon><draw:polygon draw:style-name="gr47" draw:text-style-name="P18" svg:width="0.062cm" svg:height="0.857cm" svg:x="4.207cm" svg:y="5.008cm" svg:viewBox="0 0 63 858" draw:points="0,0 63,0 63,858 0,858"><text:p/></draw:polygon><draw:polygon draw:style-name="gr48" draw:text-style-name="P18" svg:width="0.049cm" svg:height="0.859cm" svg:x="4.207cm" svg:y="5.008cm" svg:viewBox="0 0 50 860" draw:points="25,860 0,860 0,0 50,0 50,860"><text:p/></draw:polygon><draw:polygon draw:style-name="gr47" draw:text-style-name="P18" svg:width="0.062cm" svg:height="2.574cm" svg:x="4.649cm" svg:y="3.295cm" svg:viewBox="0 0 63 2575" draw:points="0,0 63,0 63,2575 0,2575"><text:p/></draw:polygon><draw:polygon draw:style-name="gr48" draw:text-style-name="P18" svg:width="0.049cm" svg:height="2.579cm" svg:x="4.649cm" svg:y="3.295cm" svg:viewBox="0 0 50 2580" draw:points="25,2580 0,2580 0,0 50,0 50,2580"><text:p/></draw:polygon><draw:polygon draw:style-name="gr47" draw:text-style-name="P18" svg:width="0.062cm" svg:height="3.433cm" svg:x="5.089cm" svg:y="2.435cm" svg:viewBox="0 0 63 3434" draw:points="0,0 63,0 63,3434 0,3434"><text:p/></draw:polygon><draw:polygon draw:style-name="gr48" draw:text-style-name="P18" svg:width="0.049cm" svg:height="3.429cm" svg:x="5.089cm" svg:y="2.435cm" svg:viewBox="0 0 50 3430" draw:points="25,3430 0,3430 0,0 50,0 50,3430"><text:p/></draw:polygon><draw:polygon draw:style-name="gr47" draw:text-style-name="P18" svg:width="0.062cm" svg:height="0.857cm" svg:x="5.531cm" svg:y="5.008cm" svg:viewBox="0 0 63 858" draw:points="0,0 63,0 63,858 0,858"><text:p/></draw:polygon><draw:polygon draw:style-name="gr48" draw:text-style-name="P18" svg:width="0.049cm" svg:height="0.859cm" svg:x="5.531cm" svg:y="5.008cm" svg:viewBox="0 0 50 860" draw:points="25,860 0,860 0,0 50,0 50,860"><text:p/></draw:polygon><draw:polygon draw:style-name="gr47" draw:text-style-name="P18" svg:width="0.062cm" svg:height="3.433cm" svg:x="5.972cm" svg:y="2.435cm" svg:viewBox="0 0 63 3434" draw:points="0,0 63,0 63,3434 0,3434"><text:p/></draw:polygon><draw:polygon draw:style-name="gr48" draw:text-style-name="P18" svg:width="0.049cm" svg:height="3.429cm" svg:x="5.972cm" svg:y="2.435cm" svg:viewBox="0 0 50 3430" draw:points="25,3430 0,3430 0,0 50,0 50,3430"><text:p/></draw:polygon><draw:polygon draw:style-name="gr47" draw:text-style-name="P18" svg:width="0.062cm" svg:height="5.149cm" svg:x="6.414cm" svg:y="0.72cm" svg:viewBox="0 0 63 5150" draw:points="0,0 63,0 63,5150 0,5150"><text:p/></draw:polygon><draw:polygon draw:style-name="gr48" draw:text-style-name="P18" svg:width="0.049cm" svg:height="5.149cm" svg:x="6.414cm" svg:y="0.72cm" svg:viewBox="0 0 50 5150" draw:points="25,5150 0,5150 0,0 50,0 50,5150"><text:p/></draw:polygon><draw:polygon draw:style-name="gr47" draw:text-style-name="P18" svg:width="0.062cm" svg:height="2.574cm" svg:x="6.855cm" svg:y="3.295cm" svg:viewBox="0 0 63 2575" draw:points="0,0 63,0 63,2575 0,2575"><text:p/></draw:polygon><draw:polygon draw:style-name="gr48" draw:text-style-name="P18" svg:width="0.049cm" svg:height="2.579cm" svg:x="6.855cm" svg:y="3.295cm" svg:viewBox="0 0 50 2580" draw:points="25,2580 0,2580 0,0 50,0 50,2580"><text:p/></draw:polygon><draw:polygon draw:style-name="gr47" draw:text-style-name="P18" svg:width="0.062cm" svg:height="1.716cm" svg:x="7.297cm" svg:y="4.149cm" svg:viewBox="0 0 63 1717" draw:points="0,0 63,0 63,1717 0,1717"><text:p/></draw:polygon><draw:polygon draw:style-name="gr48" draw:text-style-name="P18" svg:width="0.049cm" svg:height="1.719cm" svg:x="7.297cm" svg:y="4.149cm" svg:viewBox="0 0 50 1720" draw:points="25,1720 0,1720 0,0 50,0 50,1720"><text:p/></draw:polygon><draw:polygon draw:style-name="gr47" draw:text-style-name="P18" svg:width="0.062cm" svg:height="0cm" svg:x="7.517cm" svg:y="5.867cm" svg:viewBox="0 0 63 0" draw:points="0,0 63,0 63,0"><text:p/></draw:polygon><draw:polyline draw:style-name="gr33" draw:text-style-name="P18" svg:width="0.062cm" svg:height="0cm" svg:x="7.517cm" svg:y="5.867cm" svg:viewBox="0 0 63 0" draw:points="32,0 0,0 0,0 63,0 63,0 32,0"><text:p/></draw:polyline><draw:polygon draw:style-name="gr47" draw:text-style-name="P18" svg:width="0.062cm" svg:height="1.716cm" svg:x="8.179cm" svg:y="4.149cm" svg:viewBox="0 0 63 1717" draw:points="0,0 63,0 63,1717 0,1717"><text:p/></draw:polygon><draw:polygon draw:style-name="gr48" draw:text-style-name="P18" svg:width="0.049cm" svg:height="1.719cm" svg:x="8.179cm" svg:y="4.149cm" svg:viewBox="0 0 50 1720" draw:points="25,1720 0,1720 0,0 50,0 50,1720"><text:p/></draw:polygon><draw:polygon draw:style-name="gr47" draw:text-style-name="P18" svg:width="0.062cm" svg:height="0.857cm" svg:x="8.621cm" svg:y="5.008cm" svg:viewBox="0 0 63 858" draw:points="0,0 63,0 63,858 0,858"><text:p/></draw:polygon><draw:polygon draw:style-name="gr48" draw:text-style-name="P18" svg:width="0.049cm" svg:height="0.859cm" svg:x="8.621cm" svg:y="5.008cm" svg:viewBox="0 0 50 860" draw:points="25,860 0,860 0,0 50,0 50,860"><text:p/></draw:polygon><draw:polygon draw:style-name="gr47" draw:text-style-name="P18" svg:width="0.062cm" svg:height="0cm" svg:x="8.842cm" svg:y="5.867cm" svg:viewBox="0 0 63 0" draw:points="0,0 63,0 63,0"><text:p/></draw:polygon><draw:polyline draw:style-name="gr33" draw:text-style-name="P18" svg:width="0.062cm" svg:height="0cm" svg:x="8.842cm" svg:y="5.867cm" svg:viewBox="0 0 63 0" draw:points="32,0 0,0 0,0 63,0 63,0 32,0"><text:p/></draw:polyline><draw:polygon draw:style-name="gr47" draw:text-style-name="P18" svg:width="0.062cm" svg:height="0cm" svg:x="9.284cm" svg:y="5.867cm" svg:viewBox="0 0 63 0" draw:points="0,0 63,0 63,0"><text:p/></draw:polygon><draw:polyline draw:style-name="gr33" draw:text-style-name="P18" svg:width="0.062cm" svg:height="0cm" svg:x="9.284cm" svg:y="5.867cm" svg:viewBox="0 0 63 0" draw:points="32,0 0,0 0,0 63,0 63,0 32,0"><text:p/></draw:polyline><draw:polyline draw:style-name="gr49" draw:text-style-name="P18" svg:width="0cm" svg:height="5.87cm" svg:x="0.706cm" svg:y="0cm" svg:viewBox="0 0 0 5871" draw:points="0,0 0,5871 0,0"><text:p/></draw:polyline><draw:frame draw:style-name="gr44" draw:text-style-name="P23" svg:width="0.828cm" svg:height="0.821cm" svg:x="0cm" svg:y="4.621cm"><draw:text-box><text:p text:style-name="P19"><text:span text:style-name="T6">1</text:span></text:p></draw:text-box></draw:frame><draw:frame draw:style-name="gr44" draw:text-style-name="P23" svg:width="0.828cm" svg:height="0.821cm" svg:x="0cm" svg:y="3.759cm"><draw:text-box><text:p text:style-name="P19"><text:span text:style-name="T6">2</text:span></text:p></draw:text-box></draw:frame><draw:frame draw:style-name="gr44" draw:text-style-name="P23" svg:width="0.828cm" svg:height="0.821cm" svg:x="0cm" svg:y="2.895cm"><draw:text-box><text:p text:style-name="P19"><text:span text:style-name="T6">3</text:span></text:p></draw:text-box></draw:frame><draw:frame draw:style-name="gr50" draw:text-style-name="P23" svg:width="0.828cm" svg:height="0.821cm" svg:x="0cm" svg:y="2.064cm"><draw:text-box><text:p text:style-name="P19"><text:span text:style-name="T6">4</text:span></text:p></draw:text-box></draw:frame><draw:frame draw:style-name="gr50" draw:text-style-name="P23" svg:width="0.828cm" svg:height="0.821cm" svg:x="0cm" svg:y="1.199cm"><draw:text-box><text:p text:style-name="P19"><text:span text:style-name="T6">5</text:span></text:p></draw:text-box></draw:frame><draw:frame draw:style-name="gr44" draw:text-style-name="P23" svg:width="0.828cm" svg:height="0.821cm" svg:x="0cm" svg:y="0.332cm"><draw:text-box><text:p text:style-name="P19"><text:span text:style-name="T6">6</text:span></text:p></draw:text-box></draw:frame><draw:line draw:style-name="gr33" draw:text-style-name="P18" svg:x1="0.709cm" svg:y1="5.947cm" svg:x2="0.709cm" svg:y2="5.867cm"><text:p/></draw:line><draw:line draw:style-name="gr33" draw:text-style-name="P18" svg:x1="0.709cm" svg:y1="5.947cm" svg:x2="0.709cm" svg:y2="5.867cm"><text:p/></draw:line><draw:line draw:style-name="gr33" draw:text-style-name="P18" svg:x1="0.709cm" svg:y1="5.947cm" svg:x2="0.709cm" svg:y2="5.867cm"><text:p/></draw:line><draw:line draw:style-name="gr33" draw:text-style-name="P18" svg:x1="9.538cm" svg:y1="5.947cm" svg:x2="9.538cm" svg:y2="5.867cm"><text:p/></draw:line></draw:g></text:p>
      <text:p text:style-name="Standard"/>
      <text:p text:style-name="Standard"/>
      <text:p text:style-name="Standard"/>
      <text:p text:style-name="Standard"/>
      <text:p text:style-name="Standard"/>
      <text:p text:style-name="Standard"/>
      <text:p text:style-name="P1"/>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Table_20_Contents">Temps (min)</text:p>
          </table:table-cell>
          <table:table-cell table:style-name="Tableau15.A1" office:value-type="string">
            <text:p text:style-name="P4">20<text:span text:style-name="T2"></text:span>t&lt;30</text:p>
          </table:table-cell>
          <table:table-cell table:style-name="Tableau15.A1" office:value-type="string">
            <text:p text:style-name="P4">30<text:span text:style-name="T2"></text:span>t&lt;40</text:p>
          </table:table-cell>
          <table:table-cell table:style-name="Tableau15.A1" office:value-type="string">
            <text:p text:style-name="P4">40<text:span text:style-name="T2"></text:span>t&lt;50</text:p>
          </table:table-cell>
          <table:table-cell table:style-name="Tableau15.A1" office:value-type="string">
            <text:p text:style-name="P4">50<text:span text:style-name="T2"></text:span>t&lt;60</text:p>
          </table:table-cell>
          <table:table-cell table:style-name="Tableau15.F1" office:value-type="string">
            <text:p text:style-name="P4">60<text:span text:style-name="T2"></text:span>t&lt;70</text:p>
          </table:table-cell>
        </table:table-row>
        <table:table-row>
          <table:table-cell table:style-name="Tableau15.A2" office:value-type="string">
            <text:p text:style-name="Table_20_Contents">Effectif</text:p>
          </table:table-cell>
          <table:table-cell table:style-name="Tableau15.A2" office:value-type="string">
            <text:p text:style-name="P4">3</text:p>
          </table:table-cell>
          <table:table-cell table:style-name="Tableau15.A2" office:value-type="string">
            <text:p text:style-name="P4">11</text:p>
          </table:table-cell>
          <table:table-cell table:style-name="Tableau15.A2" office:value-type="string">
            <text:p text:style-name="P4">9</text:p>
          </table:table-cell>
          <table:table-cell table:style-name="Tableau15.A2" office:value-type="string">
            <text:p text:style-name="P4">5</text:p>
          </table:table-cell>
          <table:table-cell table:style-name="Tableau15.F2" office:value-type="string">
            <text:p text:style-name="P4">2</text:p>
          </table:table-cell>
        </table:table-row>
      </table:table>
      <text:p text:style-name="P1"/>
      <text:p text:style-name="P6">d) Histogramme</text:p>
      <text:p text:style-name="P2"><draw:g text:anchor-type="as-char" draw:z-index="3" draw:style-name="gr1"><draw:g draw:style-name="gr13"><draw:line draw:style-name="gr42" draw:text-style-name="P18" svg:x1="1.015cm" svg:y1="5.461cm" svg:x2="11.285cm" svg:y2="5.461cm"><text:p/></draw:line><draw:line draw:style-name="gr42" draw:text-style-name="P18" svg:x1="1.015cm" svg:y1="4.927cm" svg:x2="11.285cm" svg:y2="4.927cm"><text:p/></draw:line><draw:line draw:style-name="gr42" draw:text-style-name="P18" svg:x1="1.015cm" svg:y1="4.395cm" svg:x2="11.285cm" svg:y2="4.395cm"><text:p/></draw:line><draw:line draw:style-name="gr42" draw:text-style-name="P18" svg:x1="1.015cm" svg:y1="3.861cm" svg:x2="11.285cm" svg:y2="3.861cm"><text:p/></draw:line><draw:line draw:style-name="gr42" draw:text-style-name="P18" svg:x1="1.015cm" svg:y1="3.327cm" svg:x2="11.285cm" svg:y2="3.327cm"><text:p/></draw:line><draw:line draw:style-name="gr42" draw:text-style-name="P18" svg:x1="1.015cm" svg:y1="2.797cm" svg:x2="11.285cm" svg:y2="2.797cm"><text:p/></draw:line><draw:line draw:style-name="gr42" draw:text-style-name="P18" svg:x1="1.015cm" svg:y1="2.261cm" svg:x2="11.285cm" svg:y2="2.261cm"><text:p/></draw:line><draw:line draw:style-name="gr42" draw:text-style-name="P18" svg:x1="1.015cm" svg:y1="1.727cm" svg:x2="11.285cm" svg:y2="1.727cm"><text:p/></draw:line><draw:line draw:style-name="gr42" draw:text-style-name="P18" svg:x1="1.015cm" svg:y1="1.191cm" svg:x2="11.285cm" svg:y2="1.191cm"><text:p/></draw:line></draw:g><draw:frame draw:style-name="gr51" draw:text-style-name="P24" svg:width="0.987cm" svg:height="0.821cm" svg:x="0.171cm" svg:y="6.646cm"><draw:text-box><text:p text:style-name="P19"><text:span text:style-name="T7">0</text:span></text:p></draw:text-box></draw:frame><draw:frame draw:style-name="gr51" draw:text-style-name="P24" svg:width="0.987cm" svg:height="0.821cm" svg:x="0.171cm" svg:y="4.004cm"><draw:text-box><text:p text:style-name="P19"><text:span text:style-name="T7">5</text:span></text:p></draw:text-box></draw:frame><draw:frame draw:style-name="gr52" draw:text-style-name="P24" svg:width="1.144cm" svg:height="0.821cm" svg:x="0cm" svg:y="1.33cm"><draw:text-box><text:p text:style-name="P19"><text:span text:style-name="T7">10</text:span></text:p></draw:text-box></draw:frame><draw:line draw:style-name="gr8" draw:text-style-name="P18" svg:x1="1.015cm" svg:y1="6.531cm" svg:x2="11.285cm" svg:y2="6.531cm"><text:p/></draw:line><draw:line draw:style-name="gr8" draw:text-style-name="P18" svg:x1="1.015cm" svg:y1="5.994cm" svg:x2="11.285cm" svg:y2="5.994cm"><text:p/></draw:line><draw:polygon draw:style-name="gr34" draw:text-style-name="P18" svg:width="2.052cm" svg:height="1.598cm" svg:x="1.015cm" svg:y="5.461cm" svg:viewBox="0 0 2053 1599" draw:points="0,0 2053,0 2053,1599 0,1599"><text:p/></draw:polygon><draw:polyline draw:style-name="gr8" draw:text-style-name="P18" svg:width="2.052cm" svg:height="1.598cm" svg:x="1.015cm" svg:y="5.461cm" svg:viewBox="0 0 2053 1599" draw:points="1026,1599 0,1599 0,0 2053,0 2053,1599 1026,1599"><text:p/></draw:polyline><draw:polygon draw:style-name="gr34" draw:text-style-name="P18" svg:width="2.052cm" svg:height="5.864cm" svg:x="3.07cm" svg:y="1.191cm" svg:viewBox="0 0 2053 5865" draw:points="0,0 2053,0 2053,5865 0,5865"><text:p/></draw:polygon><draw:polyline draw:style-name="gr8" draw:text-style-name="P18" svg:width="2.052cm" svg:height="5.864cm" svg:x="3.07cm" svg:y="1.191cm" svg:viewBox="0 0 2053 5865" draw:points="1026,5865 0,5865 0,0 2053,0 2053,5865 1026,5865"><text:p/></draw:polyline><draw:polygon draw:style-name="gr34" draw:text-style-name="P18" svg:width="2.052cm" svg:height="4.799cm" svg:x="5.123cm" svg:y="2.261cm" svg:viewBox="0 0 2053 4800" draw:points="0,0 2053,0 2053,4800 0,4800"><text:p/></draw:polygon><draw:polyline draw:style-name="gr8" draw:text-style-name="P18" svg:width="2.052cm" svg:height="4.799cm" svg:x="5.123cm" svg:y="2.261cm" svg:viewBox="0 0 2053 4800" draw:points="1026,4800 0,4800 0,0 2053,0 2053,4800 1026,4800"><text:p/></draw:polyline><draw:polygon draw:style-name="gr34" draw:text-style-name="P18" svg:width="2.052cm" svg:height="2.665cm" svg:x="7.176cm" svg:y="4.395cm" svg:viewBox="0 0 2053 2666" draw:points="0,0 2053,0 2053,2666 0,2666"><text:p/></draw:polygon><draw:polyline draw:style-name="gr8" draw:text-style-name="P18" svg:width="2.052cm" svg:height="2.665cm" svg:x="7.176cm" svg:y="4.395cm" svg:viewBox="0 0 2053 2666" draw:points="1026,2666 0,2666 0,0 2053,0 2053,2666 1026,2666"><text:p/></draw:polyline><draw:polyline draw:style-name="gr53" draw:text-style-name="P18" svg:width="0cm" svg:height="6.195cm" svg:x="1.018cm" svg:y="0.867cm" svg:viewBox="0 0 0 6196" draw:points="0,0 0,6196 0,0"><text:p/></draw:polyline><draw:frame draw:style-name="gr54" draw:text-style-name="P26" svg:width="1.142cm" svg:height="0.821cm" svg:x="0.496cm" svg:y="7.13cm"><draw:text-box><text:p text:style-name="P25"><text:span text:style-name="T7">20</text:span></text:p></draw:text-box></draw:frame><draw:frame draw:style-name="gr52" draw:text-style-name="P26" svg:width="1.144cm" svg:height="0.821cm" svg:x="2.549cm" svg:y="7.13cm"><draw:text-box><text:p text:style-name="P25"><text:span text:style-name="T7">30</text:span></text:p></draw:text-box></draw:frame><draw:frame draw:style-name="gr54" draw:text-style-name="P26" svg:width="1.142cm" svg:height="0.821cm" svg:x="4.606cm" svg:y="7.13cm"><draw:text-box><text:p text:style-name="P25"><text:span text:style-name="T7">40</text:span></text:p></draw:text-box></draw:frame><draw:frame draw:style-name="gr52" draw:text-style-name="P26" svg:width="1.144cm" svg:height="0.821cm" svg:x="6.662cm" svg:y="7.13cm"><draw:text-box><text:p text:style-name="P25"><text:span text:style-name="T7">50</text:span></text:p></draw:text-box></draw:frame><draw:frame draw:style-name="gr54" draw:text-style-name="P26" svg:width="1.142cm" svg:height="0.821cm" svg:x="8.717cm" svg:y="7.13cm"><draw:text-box><text:p text:style-name="P25"><text:span text:style-name="T7">60</text:span></text:p></draw:text-box></draw:frame><draw:frame draw:style-name="gr52" draw:text-style-name="P26" svg:width="1.144cm" svg:height="0.821cm" svg:x="10.77cm" svg:y="7.13cm"><draw:text-box><text:p text:style-name="P25"><text:span text:style-name="T7">70</text:span></text:p></draw:text-box></draw:frame><draw:polygon draw:style-name="gr34" draw:text-style-name="P18" svg:width="2.052cm" svg:height="1.065cm" svg:x="9.229cm" svg:y="5.994cm" svg:viewBox="0 0 2053 1066" draw:points="0,0 2053,0 2053,1066 0,1066"><text:p/></draw:polygon><draw:polyline draw:style-name="gr8" draw:text-style-name="P18" svg:width="2.052cm" svg:height="1.065cm" svg:x="9.229cm" svg:y="5.994cm" svg:viewBox="0 0 2053 1066" draw:points="1026,1066 0,1066 0,0 2053,0 2053,1066 1026,1066"><text:p/></draw:polyline><draw:frame draw:style-name="gr55" draw:text-style-name="P27" svg:width="1.851cm" svg:height="0.669cm" svg:x="0.111cm" svg:y="0cm"><draw:text-box><text:p text:style-name="P19"><text:span text:style-name="T8">Effectifs</text:span></text:p></draw:text-box></draw:frame><draw:frame draw:style-name="gr56" draw:text-style-name="P27" svg:width="1.558cm" svg:height="1.237cm" svg:x="11.98cm" svg:y="6.502cm"><draw:text-box><text:p text:style-name="P19"><text:span text:style-name="T8">Temps</text:span></text:p><text:p text:style-name="P25"><text:span text:style-name="T8">(min)</text:span></text:p></draw:text-box></draw:frame><draw:polyline draw:style-name="gr57" draw:text-style-name="P18" svg:width="10.614cm" svg:height="0cm" svg:x="1.016cm" svg:y="7.061cm" svg:viewBox="0 0 10615 0" draw:points="10615,0 0,0 10615,0"><text:p/></draw:polyline></draw:g></text:p>
      <text:p text:style-name="Standard"/>
      <table:table table:name="Tableau16" table:style-name="Tableau16">
        <table:table-column table:style-name="Tableau16.A"/>
        <table:table-column table:style-name="Tableau16.B" table:number-columns-repeated="12"/>
        <table:table-column table:style-name="Tableau16.N"/>
        <table:table-row>
          <table:table-cell table:style-name="Tableau16.A1" office:value-type="string">
            <text:p text:style-name="Table_20_Contents">Note (/20)</text:p>
          </table:table-cell>
          <table:table-cell table:style-name="Tableau16.A1" office:value-type="string">
            <text:p text:style-name="P4">2</text:p>
          </table:table-cell>
          <table:table-cell table:style-name="Tableau16.A1" office:value-type="string">
            <text:p text:style-name="P4">4</text:p>
          </table:table-cell>
          <table:table-cell table:style-name="Tableau16.A1" office:value-type="string">
            <text:p text:style-name="P4">7</text:p>
          </table:table-cell>
          <table:table-cell table:style-name="Tableau16.A1" office:value-type="string">
            <text:p text:style-name="P4">8</text:p>
          </table:table-cell>
          <table:table-cell table:style-name="Tableau16.A1" office:value-type="string">
            <text:p text:style-name="P4">9</text:p>
          </table:table-cell>
          <table:table-cell table:style-name="Tableau16.A1" office:value-type="string">
            <text:p text:style-name="P4">10</text:p>
          </table:table-cell>
          <table:table-cell table:style-name="Tableau16.A1" office:value-type="string">
            <text:p text:style-name="P4">11</text:p>
          </table:table-cell>
          <table:table-cell table:style-name="Tableau16.A1" office:value-type="string">
            <text:p text:style-name="P4">12</text:p>
          </table:table-cell>
          <table:table-cell table:style-name="Tableau16.A1" office:value-type="string">
            <text:p text:style-name="P4">13</text:p>
          </table:table-cell>
          <table:table-cell table:style-name="Tableau16.A1" office:value-type="string">
            <text:p text:style-name="P4">14</text:p>
          </table:table-cell>
          <table:table-cell table:style-name="Tableau16.A1" office:value-type="string">
            <text:p text:style-name="P4">15</text:p>
          </table:table-cell>
          <table:table-cell table:style-name="Tableau16.A1" office:value-type="string">
            <text:p text:style-name="P4">17</text:p>
          </table:table-cell>
          <table:table-cell table:style-name="Tableau16.N1" office:value-type="string">
            <text:p text:style-name="P4">18</text:p>
          </table:table-cell>
        </table:table-row>
        <table:table-row>
          <table:table-cell table:style-name="Tableau16.A2" office:value-type="string">
            <text:p text:style-name="Table_20_Contents">Effectif</text:p>
          </table:table-cell>
          <table:table-cell table:style-name="Tableau16.A2" office:value-type="string">
            <text:p text:style-name="P4">1</text:p>
          </table:table-cell>
          <table:table-cell table:style-name="Tableau16.A2" office:value-type="string">
            <text:p text:style-name="P4">1</text:p>
          </table:table-cell>
          <table:table-cell table:style-name="Tableau16.A2" office:value-type="string">
            <text:p text:style-name="P4">2</text:p>
          </table:table-cell>
          <table:table-cell table:style-name="Tableau16.A2" office:value-type="string">
            <text:p text:style-name="P4">1</text:p>
          </table:table-cell>
          <table:table-cell table:style-name="Tableau16.A2" office:value-type="string">
            <text:p text:style-name="P4">3</text:p>
          </table:table-cell>
          <table:table-cell table:style-name="Tableau16.A2" office:value-type="string">
            <text:p text:style-name="P4">4</text:p>
          </table:table-cell>
          <table:table-cell table:style-name="Tableau16.A2" office:value-type="string">
            <text:p text:style-name="P4">1</text:p>
          </table:table-cell>
          <table:table-cell table:style-name="Tableau16.A2" office:value-type="string">
            <text:p text:style-name="P4">4</text:p>
          </table:table-cell>
          <table:table-cell table:style-name="Tableau16.A2" office:value-type="string">
            <text:p text:style-name="P4">6</text:p>
          </table:table-cell>
          <table:table-cell table:style-name="Tableau16.A2" office:value-type="string">
            <text:p text:style-name="P4">3</text:p>
          </table:table-cell>
          <table:table-cell table:style-name="Tableau16.A2" office:value-type="string">
            <text:p text:style-name="P4">2</text:p>
          </table:table-cell>
          <table:table-cell table:style-name="Tableau16.A2" office:value-type="string">
            <text:p text:style-name="P4">2</text:p>
          </table:table-cell>
          <table:table-cell table:style-name="Tableau16.N2" office:value-type="string">
            <text:p text:style-name="P4">1</text:p>
          </table:table-cell>
        </table:table-row>
      </table:table>
      <text:p text:style-name="P17"/>
      <text:p text:style-name="P6">c) Diagramme en « bâtons »</text:p>
      <text:p text:style-name="P2"><draw:g text:anchor-type="as-char" draw:z-index="6" draw:style-name="gr1"><draw:line draw:style-name="gr42" draw:text-style-name="P18" svg:x1="0.627cm" svg:y1="5.008cm" svg:x2="9.761cm" svg:y2="5.008cm"><text:p/></draw:line><draw:line draw:style-name="gr42" draw:text-style-name="P18" svg:x1="0.627cm" svg:y1="4.149cm" svg:x2="9.761cm" svg:y2="4.149cm"><text:p/></draw:line><draw:line draw:style-name="gr42" draw:text-style-name="P18" svg:x1="0.627cm" svg:y1="3.295cm" svg:x2="9.761cm" svg:y2="3.295cm"><text:p/></draw:line><draw:line draw:style-name="gr42" draw:text-style-name="P18" svg:x1="0.627cm" svg:y1="2.435cm" svg:x2="9.761cm" svg:y2="2.435cm"><text:p/></draw:line><draw:line draw:style-name="gr42" draw:text-style-name="P18" svg:x1="0.627cm" svg:y1="1.577cm" svg:x2="9.761cm" svg:y2="1.577cm"><text:p/></draw:line><draw:line draw:style-name="gr42" draw:text-style-name="P18" svg:x1="0.627cm" svg:y1="0.72cm" svg:x2="9.761cm" svg:y2="0.72cm"><text:p/></draw:line><draw:polyline draw:style-name="gr43" draw:text-style-name="P18" svg:width="9.133cm" svg:height="0cm" svg:x="0.627cm" svg:y="5.867cm" svg:viewBox="0 0 9134 0" draw:points="9134,0 0,0 9134,0"><text:p/></draw:polyline><draw:frame draw:style-name="gr44" draw:text-style-name="P23" svg:width="0.828cm" svg:height="0.821cm" svg:x="0.025cm" svg:y="5.831cm"><draw:text-box><text:p text:style-name="P19"><text:span text:style-name="T6">0</text:span></text:p></draw:text-box></draw:frame><draw:line draw:style-name="gr33" draw:text-style-name="P18" svg:x1="0.709cm" svg:y1="5.947cm" svg:x2="0.709cm" svg:y2="5.867cm"><text:p/></draw:line><draw:line draw:style-name="gr33" draw:text-style-name="P18" svg:x1="1.15cm" svg:y1="5.947cm" svg:x2="1.15cm" svg:y2="5.867cm"><text:p/></draw:line><draw:line draw:style-name="gr33" draw:text-style-name="P18" svg:x1="1.592cm" svg:y1="5.947cm" svg:x2="1.592cm" svg:y2="5.867cm"><text:p/></draw:line><draw:line draw:style-name="gr33" draw:text-style-name="P18" svg:x1="2.032cm" svg:y1="5.947cm" svg:x2="2.032cm" svg:y2="5.867cm"><text:p/></draw:line><draw:line draw:style-name="gr33" draw:text-style-name="P18" svg:x1="2.474cm" svg:y1="5.947cm" svg:x2="2.474cm" svg:y2="5.867cm"><text:p/></draw:line><draw:frame draw:style-name="gr45" draw:text-style-name="P23" svg:width="0.83cm" svg:height="0.821cm" svg:x="2.524cm" svg:y="5.831cm"><draw:text-box><text:p text:style-name="P19"><text:span text:style-name="T6">5</text:span></text:p></draw:text-box></draw:frame><draw:line draw:style-name="gr33" draw:text-style-name="P18" svg:x1="2.918cm" svg:y1="5.947cm" svg:x2="2.918cm" svg:y2="5.867cm"><text:p/></draw:line><draw:line draw:style-name="gr33" draw:text-style-name="P18" svg:x1="3.358cm" svg:y1="5.947cm" svg:x2="3.358cm" svg:y2="5.867cm"><text:p/></draw:line><draw:line draw:style-name="gr33" draw:text-style-name="P18" svg:x1="3.8cm" svg:y1="5.947cm" svg:x2="3.8cm" svg:y2="5.867cm"><text:p/></draw:line><draw:line draw:style-name="gr33" draw:text-style-name="P18" svg:x1="4.241cm" svg:y1="5.947cm" svg:x2="4.241cm" svg:y2="5.867cm"><text:p/></draw:line><draw:line draw:style-name="gr33" draw:text-style-name="P18" svg:x1="4.683cm" svg:y1="5.947cm" svg:x2="4.683cm" svg:y2="5.867cm"><text:p/></draw:line><draw:frame draw:style-name="gr46" draw:text-style-name="P23" svg:width="1.054cm" svg:height="0.821cm" svg:x="4.563cm" svg:y="5.831cm"><draw:text-box><text:p text:style-name="P19"><text:span text:style-name="T6">10</text:span></text:p></draw:text-box></draw:frame><draw:line draw:style-name="gr33" draw:text-style-name="P18" svg:x1="5.125cm" svg:y1="5.947cm" svg:x2="5.125cm" svg:y2="5.867cm"><text:p/></draw:line><draw:line draw:style-name="gr33" draw:text-style-name="P18" svg:x1="5.567cm" svg:y1="5.947cm" svg:x2="5.567cm" svg:y2="5.867cm"><text:p/></draw:line><draw:line draw:style-name="gr33" draw:text-style-name="P18" svg:x1="6.008cm" svg:y1="5.947cm" svg:x2="6.008cm" svg:y2="5.867cm"><text:p/></draw:line><draw:line draw:style-name="gr33" draw:text-style-name="P18" svg:x1="6.45cm" svg:y1="5.947cm" svg:x2="6.45cm" svg:y2="5.867cm"><text:p/></draw:line><draw:line draw:style-name="gr33" draw:text-style-name="P18" svg:x1="6.89cm" svg:y1="5.947cm" svg:x2="6.89cm" svg:y2="5.867cm"><text:p/></draw:line><draw:frame draw:style-name="gr46" draw:text-style-name="P23" svg:width="1.054cm" svg:height="0.821cm" svg:x="6.789cm" svg:y="5.831cm"><draw:text-box><text:p text:style-name="P19"><text:span text:style-name="T6">15</text:span></text:p></draw:text-box></draw:frame><draw:line draw:style-name="gr33" draw:text-style-name="P18" svg:x1="7.334cm" svg:y1="5.947cm" svg:x2="7.334cm" svg:y2="5.867cm"><text:p/></draw:line><draw:line draw:style-name="gr33" draw:text-style-name="P18" svg:x1="7.776cm" svg:y1="5.947cm" svg:x2="7.776cm" svg:y2="5.867cm"><text:p/></draw:line><draw:line draw:style-name="gr33" draw:text-style-name="P18" svg:x1="8.216cm" svg:y1="5.947cm" svg:x2="8.216cm" svg:y2="5.867cm"><text:p/></draw:line><draw:line draw:style-name="gr33" draw:text-style-name="P18" svg:x1="8.658cm" svg:y1="5.947cm" svg:x2="8.658cm" svg:y2="5.867cm"><text:p/></draw:line><draw:line draw:style-name="gr33" draw:text-style-name="P18" svg:x1="9.099cm" svg:y1="5.947cm" svg:x2="9.099cm" svg:y2="5.867cm"><text:p/></draw:line><draw:frame draw:style-name="gr46" draw:text-style-name="P23" svg:width="1.054cm" svg:height="0.821cm" svg:x="9.01cm" svg:y="5.831cm"><draw:text-box><text:p text:style-name="P19"><text:span text:style-name="T6">20</text:span></text:p></draw:text-box></draw:frame><draw:polygon draw:style-name="gr47" draw:text-style-name="P18" svg:width="0.062cm" svg:height="0cm" svg:x="0.897cm" svg:y="5.867cm" svg:viewBox="0 0 63 0" draw:points="0,0 63,0 63,0"><text:p/></draw:polygon><draw:polygon draw:style-name="gr47" draw:text-style-name="P18" svg:width="0.062cm" svg:height="0.857cm" svg:x="1.559cm" svg:y="5.008cm" svg:viewBox="0 0 63 858" draw:points="0,0 63,0 63,858 0,858"><text:p/></draw:polygon><draw:polygon draw:style-name="gr48" draw:text-style-name="P18" svg:width="0.049cm" svg:height="0.859cm" svg:x="1.559cm" svg:y="5.008cm" svg:viewBox="0 0 50 860" draw:points="25,860 0,860 0,0 50,0 50,860"><text:p/></draw:polygon><draw:polygon draw:style-name="gr47" draw:text-style-name="P18" svg:width="0.062cm" svg:height="0cm" svg:x="1.78cm" svg:y="5.867cm" svg:viewBox="0 0 63 0" draw:points="0,0 63,0 63,0"><text:p/></draw:polygon><draw:polyline draw:style-name="gr33" draw:text-style-name="P18" svg:width="0.062cm" svg:height="0cm" svg:x="1.78cm" svg:y="5.867cm" svg:viewBox="0 0 63 0" draw:points="32,0 0,0 0,0 63,0 63,0 32,0"><text:p/></draw:polyline><draw:polygon draw:style-name="gr47" draw:text-style-name="P18" svg:width="0.062cm" svg:height="0.857cm" svg:x="2.441cm" svg:y="5.008cm" svg:viewBox="0 0 63 858" draw:points="0,0 63,0 63,858 0,858"><text:p/></draw:polygon><draw:polygon draw:style-name="gr48" draw:text-style-name="P18" svg:width="0.049cm" svg:height="0.859cm" svg:x="2.441cm" svg:y="5.008cm" svg:viewBox="0 0 50 860" draw:points="25,860 0,860 0,0 50,0 50,860"><text:p/></draw:polygon><draw:polygon draw:style-name="gr47" draw:text-style-name="P18" svg:width="0.062cm" svg:height="0cm" svg:x="2.662cm" svg:y="5.867cm" svg:viewBox="0 0 63 0" draw:points="0,0 63,0 63,0"><text:p/></draw:polygon><draw:polyline draw:style-name="gr33" draw:text-style-name="P18" svg:width="0.062cm" svg:height="0cm" svg:x="2.662cm" svg:y="5.867cm" svg:viewBox="0 0 63 0" draw:points="32,0 0,0 0,0 63,0 63,0 32,0"><text:p/></draw:polyline><draw:polygon draw:style-name="gr47" draw:text-style-name="P18" svg:width="0.062cm" svg:height="0cm" svg:x="3.104cm" svg:y="5.867cm" svg:viewBox="0 0 63 0" draw:points="0,0 63,0 63,0"><text:p/></draw:polygon><draw:polyline draw:style-name="gr33" draw:text-style-name="P18" svg:width="0.062cm" svg:height="0cm" svg:x="3.104cm" svg:y="5.867cm" svg:viewBox="0 0 63 0" draw:points="32,0 0,0 0,0 63,0 63,0 32,0"><text:p/></draw:polyline><draw:polygon draw:style-name="gr47" draw:text-style-name="P18" svg:width="0.062cm" svg:height="1.716cm" svg:x="3.765cm" svg:y="4.149cm" svg:viewBox="0 0 63 1717" draw:points="0,0 63,0 63,1717 0,1717"><text:p/></draw:polygon><draw:polygon draw:style-name="gr48" draw:text-style-name="P18" svg:width="0.049cm" svg:height="1.719cm" svg:x="3.765cm" svg:y="4.149cm" svg:viewBox="0 0 50 1720" draw:points="25,1720 0,1720 0,0 50,0 50,1720"><text:p/></draw:polygon><draw:polygon draw:style-name="gr47" draw:text-style-name="P18" svg:width="0.062cm" svg:height="0.857cm" svg:x="4.207cm" svg:y="5.008cm" svg:viewBox="0 0 63 858" draw:points="0,0 63,0 63,858 0,858"><text:p/></draw:polygon><draw:polygon draw:style-name="gr48" draw:text-style-name="P18" svg:width="0.049cm" svg:height="0.859cm" svg:x="4.207cm" svg:y="5.008cm" svg:viewBox="0 0 50 860" draw:points="25,860 0,860 0,0 50,0 50,860"><text:p/></draw:polygon><draw:polygon draw:style-name="gr47" draw:text-style-name="P18" svg:width="0.062cm" svg:height="2.574cm" svg:x="4.649cm" svg:y="3.295cm" svg:viewBox="0 0 63 2575" draw:points="0,0 63,0 63,2575 0,2575"><text:p/></draw:polygon><draw:polygon draw:style-name="gr48" draw:text-style-name="P18" svg:width="0.049cm" svg:height="2.579cm" svg:x="4.649cm" svg:y="3.295cm" svg:viewBox="0 0 50 2580" draw:points="25,2580 0,2580 0,0 50,0 50,2580"><text:p/></draw:polygon><draw:polygon draw:style-name="gr47" draw:text-style-name="P18" svg:width="0.062cm" svg:height="3.433cm" svg:x="5.089cm" svg:y="2.435cm" svg:viewBox="0 0 63 3434" draw:points="0,0 63,0 63,3434 0,3434"><text:p/></draw:polygon><draw:polygon draw:style-name="gr48" draw:text-style-name="P18" svg:width="0.049cm" svg:height="3.429cm" svg:x="5.089cm" svg:y="2.435cm" svg:viewBox="0 0 50 3430" draw:points="25,3430 0,3430 0,0 50,0 50,3430"><text:p/></draw:polygon><draw:polygon draw:style-name="gr47" draw:text-style-name="P18" svg:width="0.062cm" svg:height="0.857cm" svg:x="5.531cm" svg:y="5.008cm" svg:viewBox="0 0 63 858" draw:points="0,0 63,0 63,858 0,858"><text:p/></draw:polygon><draw:polygon draw:style-name="gr48" draw:text-style-name="P18" svg:width="0.049cm" svg:height="0.859cm" svg:x="5.531cm" svg:y="5.008cm" svg:viewBox="0 0 50 860" draw:points="25,860 0,860 0,0 50,0 50,860"><text:p/></draw:polygon><draw:polygon draw:style-name="gr47" draw:text-style-name="P18" svg:width="0.062cm" svg:height="3.433cm" svg:x="5.972cm" svg:y="2.435cm" svg:viewBox="0 0 63 3434" draw:points="0,0 63,0 63,3434 0,3434"><text:p/></draw:polygon><draw:polygon draw:style-name="gr48" draw:text-style-name="P18" svg:width="0.049cm" svg:height="3.429cm" svg:x="5.972cm" svg:y="2.435cm" svg:viewBox="0 0 50 3430" draw:points="25,3430 0,3430 0,0 50,0 50,3430"><text:p/></draw:polygon><draw:polygon draw:style-name="gr47" draw:text-style-name="P18" svg:width="0.062cm" svg:height="5.149cm" svg:x="6.414cm" svg:y="0.72cm" svg:viewBox="0 0 63 5150" draw:points="0,0 63,0 63,5150 0,5150"><text:p/></draw:polygon><draw:polygon draw:style-name="gr48" draw:text-style-name="P18" svg:width="0.049cm" svg:height="5.149cm" svg:x="6.414cm" svg:y="0.72cm" svg:viewBox="0 0 50 5150" draw:points="25,5150 0,5150 0,0 50,0 50,5150"><text:p/></draw:polygon><draw:polygon draw:style-name="gr47" draw:text-style-name="P18" svg:width="0.062cm" svg:height="2.574cm" svg:x="6.855cm" svg:y="3.295cm" svg:viewBox="0 0 63 2575" draw:points="0,0 63,0 63,2575 0,2575"><text:p/></draw:polygon><draw:polygon draw:style-name="gr48" draw:text-style-name="P18" svg:width="0.049cm" svg:height="2.579cm" svg:x="6.855cm" svg:y="3.295cm" svg:viewBox="0 0 50 2580" draw:points="25,2580 0,2580 0,0 50,0 50,2580"><text:p/></draw:polygon><draw:polygon draw:style-name="gr47" draw:text-style-name="P18" svg:width="0.062cm" svg:height="1.716cm" svg:x="7.297cm" svg:y="4.149cm" svg:viewBox="0 0 63 1717" draw:points="0,0 63,0 63,1717 0,1717"><text:p/></draw:polygon><draw:polygon draw:style-name="gr48" draw:text-style-name="P18" svg:width="0.049cm" svg:height="1.719cm" svg:x="7.297cm" svg:y="4.149cm" svg:viewBox="0 0 50 1720" draw:points="25,1720 0,1720 0,0 50,0 50,1720"><text:p/></draw:polygon><draw:polygon draw:style-name="gr47" draw:text-style-name="P18" svg:width="0.062cm" svg:height="0cm" svg:x="7.517cm" svg:y="5.867cm" svg:viewBox="0 0 63 0" draw:points="0,0 63,0 63,0"><text:p/></draw:polygon><draw:polyline draw:style-name="gr33" draw:text-style-name="P18" svg:width="0.062cm" svg:height="0cm" svg:x="7.517cm" svg:y="5.867cm" svg:viewBox="0 0 63 0" draw:points="32,0 0,0 0,0 63,0 63,0 32,0"><text:p/></draw:polyline><draw:polygon draw:style-name="gr47" draw:text-style-name="P18" svg:width="0.062cm" svg:height="1.716cm" svg:x="8.179cm" svg:y="4.149cm" svg:viewBox="0 0 63 1717" draw:points="0,0 63,0 63,1717 0,1717"><text:p/></draw:polygon><draw:polygon draw:style-name="gr48" draw:text-style-name="P18" svg:width="0.049cm" svg:height="1.719cm" svg:x="8.179cm" svg:y="4.149cm" svg:viewBox="0 0 50 1720" draw:points="25,1720 0,1720 0,0 50,0 50,1720"><text:p/></draw:polygon><draw:polygon draw:style-name="gr47" draw:text-style-name="P18" svg:width="0.062cm" svg:height="0.857cm" svg:x="8.621cm" svg:y="5.008cm" svg:viewBox="0 0 63 858" draw:points="0,0 63,0 63,858 0,858"><text:p/></draw:polygon><draw:polygon draw:style-name="gr48" draw:text-style-name="P18" svg:width="0.049cm" svg:height="0.859cm" svg:x="8.621cm" svg:y="5.008cm" svg:viewBox="0 0 50 860" draw:points="25,860 0,860 0,0 50,0 50,860"><text:p/></draw:polygon><draw:polygon draw:style-name="gr47" draw:text-style-name="P18" svg:width="0.062cm" svg:height="0cm" svg:x="8.842cm" svg:y="5.867cm" svg:viewBox="0 0 63 0" draw:points="0,0 63,0 63,0"><text:p/></draw:polygon><draw:polyline draw:style-name="gr33" draw:text-style-name="P18" svg:width="0.062cm" svg:height="0cm" svg:x="8.842cm" svg:y="5.867cm" svg:viewBox="0 0 63 0" draw:points="32,0 0,0 0,0 63,0 63,0 32,0"><text:p/></draw:polyline><draw:polygon draw:style-name="gr47" draw:text-style-name="P18" svg:width="0.062cm" svg:height="0cm" svg:x="9.284cm" svg:y="5.867cm" svg:viewBox="0 0 63 0" draw:points="0,0 63,0 63,0"><text:p/></draw:polygon><draw:polyline draw:style-name="gr33" draw:text-style-name="P18" svg:width="0.062cm" svg:height="0cm" svg:x="9.284cm" svg:y="5.867cm" svg:viewBox="0 0 63 0" draw:points="32,0 0,0 0,0 63,0 63,0 32,0"><text:p/></draw:polyline><draw:polyline draw:style-name="gr49" draw:text-style-name="P18" svg:width="0cm" svg:height="5.87cm" svg:x="0.706cm" svg:y="0cm" svg:viewBox="0 0 0 5871" draw:points="0,0 0,5871 0,0"><text:p/></draw:polyline><draw:frame draw:style-name="gr44" draw:text-style-name="P23" svg:width="0.828cm" svg:height="0.821cm" svg:x="0cm" svg:y="4.621cm"><draw:text-box><text:p text:style-name="P19"><text:span text:style-name="T6">1</text:span></text:p></draw:text-box></draw:frame><draw:frame draw:style-name="gr44" draw:text-style-name="P23" svg:width="0.828cm" svg:height="0.821cm" svg:x="0cm" svg:y="3.759cm"><draw:text-box><text:p text:style-name="P19"><text:span text:style-name="T6">2</text:span></text:p></draw:text-box></draw:frame><draw:frame draw:style-name="gr44" draw:text-style-name="P23" svg:width="0.828cm" svg:height="0.821cm" svg:x="0cm" svg:y="2.895cm"><draw:text-box><text:p text:style-name="P19"><text:span text:style-name="T6">3</text:span></text:p></draw:text-box></draw:frame><draw:frame draw:style-name="gr50" draw:text-style-name="P23" svg:width="0.828cm" svg:height="0.821cm" svg:x="0cm" svg:y="2.064cm"><draw:text-box><text:p text:style-name="P19"><text:span text:style-name="T6">4</text:span></text:p></draw:text-box></draw:frame><draw:frame draw:style-name="gr50" draw:text-style-name="P23" svg:width="0.828cm" svg:height="0.821cm" svg:x="0cm" svg:y="1.199cm"><draw:text-box><text:p text:style-name="P19"><text:span text:style-name="T6">5</text:span></text:p></draw:text-box></draw:frame><draw:frame draw:style-name="gr44" draw:text-style-name="P23" svg:width="0.828cm" svg:height="0.821cm" svg:x="0cm" svg:y="0.332cm"><draw:text-box><text:p text:style-name="P19"><text:span text:style-name="T6">6</text:span></text:p></draw:text-box></draw:frame><draw:line draw:style-name="gr33" draw:text-style-name="P18" svg:x1="0.709cm" svg:y1="5.947cm" svg:x2="0.709cm" svg:y2="5.867cm"><text:p/></draw:line><draw:line draw:style-name="gr33" draw:text-style-name="P18" svg:x1="0.709cm" svg:y1="5.947cm" svg:x2="0.709cm" svg:y2="5.867cm"><text:p/></draw:line><draw:line draw:style-name="gr33" draw:text-style-name="P18" svg:x1="0.709cm" svg:y1="5.947cm" svg:x2="0.709cm" svg:y2="5.867cm"><text:p/></draw:line><draw:line draw:style-name="gr33" draw:text-style-name="P18" svg:x1="9.538cm" svg:y1="5.947cm" svg:x2="9.538cm" svg:y2="5.867cm"><text:p/></draw:line></draw:g></text:p>
      <text:p text:style-name="Standard"/>
      <text:p text:style-name="Standard"/>
      <text:p text:style-name="Standard"/>
      <text:p text:style-name="Standard"/>
      <text:p text:style-name="Standard"/>
      <text:p text:style-name="Standard"/>
      <text:p text:style-name="P1"/>
      <table:table table:name="Tableau17" table:style-name="Tableau17">
        <table:table-column table:style-name="Tableau17.A"/>
        <table:table-column table:style-name="Tableau17.B" table:number-columns-repeated="4"/>
        <table:table-column table:style-name="Tableau17.F"/>
        <table:table-row>
          <table:table-cell table:style-name="Tableau17.A1" office:value-type="string">
            <text:p text:style-name="Table_20_Contents">Temps (min)</text:p>
          </table:table-cell>
          <table:table-cell table:style-name="Tableau17.A1" office:value-type="string">
            <text:p text:style-name="P4">20<text:span text:style-name="T2"></text:span>t&lt;30</text:p>
          </table:table-cell>
          <table:table-cell table:style-name="Tableau17.A1" office:value-type="string">
            <text:p text:style-name="P4">30<text:span text:style-name="T2"></text:span>t&lt;40</text:p>
          </table:table-cell>
          <table:table-cell table:style-name="Tableau17.A1" office:value-type="string">
            <text:p text:style-name="P4">40<text:span text:style-name="T2"></text:span>t&lt;50</text:p>
          </table:table-cell>
          <table:table-cell table:style-name="Tableau17.A1" office:value-type="string">
            <text:p text:style-name="P4">50<text:span text:style-name="T2"></text:span>t&lt;60</text:p>
          </table:table-cell>
          <table:table-cell table:style-name="Tableau17.F1" office:value-type="string">
            <text:p text:style-name="P4">60<text:span text:style-name="T2"></text:span>t&lt;70</text:p>
          </table:table-cell>
        </table:table-row>
        <table:table-row>
          <table:table-cell table:style-name="Tableau17.A2" office:value-type="string">
            <text:p text:style-name="Table_20_Contents">Effectif</text:p>
          </table:table-cell>
          <table:table-cell table:style-name="Tableau17.A2" office:value-type="string">
            <text:p text:style-name="P4">3</text:p>
          </table:table-cell>
          <table:table-cell table:style-name="Tableau17.A2" office:value-type="string">
            <text:p text:style-name="P4">11</text:p>
          </table:table-cell>
          <table:table-cell table:style-name="Tableau17.A2" office:value-type="string">
            <text:p text:style-name="P4">9</text:p>
          </table:table-cell>
          <table:table-cell table:style-name="Tableau17.A2" office:value-type="string">
            <text:p text:style-name="P4">5</text:p>
          </table:table-cell>
          <table:table-cell table:style-name="Tableau17.F2" office:value-type="string">
            <text:p text:style-name="P4">2</text:p>
          </table:table-cell>
        </table:table-row>
      </table:table>
      <text:p text:style-name="P1"/>
      <text:p text:style-name="P6">d) Histogramme</text:p>
      <text:p text:style-name="P2"><draw:g text:anchor-type="as-char" draw:z-index="7" draw:style-name="gr1"><draw:g draw:style-name="gr13"><draw:line draw:style-name="gr42" draw:text-style-name="P18" svg:x1="1.015cm" svg:y1="5.461cm" svg:x2="11.285cm" svg:y2="5.461cm"><text:p/></draw:line><draw:line draw:style-name="gr42" draw:text-style-name="P18" svg:x1="1.015cm" svg:y1="4.927cm" svg:x2="11.285cm" svg:y2="4.927cm"><text:p/></draw:line><draw:line draw:style-name="gr42" draw:text-style-name="P18" svg:x1="1.015cm" svg:y1="4.395cm" svg:x2="11.285cm" svg:y2="4.395cm"><text:p/></draw:line><draw:line draw:style-name="gr42" draw:text-style-name="P18" svg:x1="1.015cm" svg:y1="3.861cm" svg:x2="11.285cm" svg:y2="3.861cm"><text:p/></draw:line><draw:line draw:style-name="gr42" draw:text-style-name="P18" svg:x1="1.015cm" svg:y1="3.327cm" svg:x2="11.285cm" svg:y2="3.327cm"><text:p/></draw:line><draw:line draw:style-name="gr42" draw:text-style-name="P18" svg:x1="1.015cm" svg:y1="2.797cm" svg:x2="11.285cm" svg:y2="2.797cm"><text:p/></draw:line><draw:line draw:style-name="gr42" draw:text-style-name="P18" svg:x1="1.015cm" svg:y1="2.261cm" svg:x2="11.285cm" svg:y2="2.261cm"><text:p/></draw:line><draw:line draw:style-name="gr42" draw:text-style-name="P18" svg:x1="1.015cm" svg:y1="1.727cm" svg:x2="11.285cm" svg:y2="1.727cm"><text:p/></draw:line><draw:line draw:style-name="gr42" draw:text-style-name="P18" svg:x1="1.015cm" svg:y1="1.191cm" svg:x2="11.285cm" svg:y2="1.191cm"><text:p/></draw:line></draw:g><draw:frame draw:style-name="gr51" draw:text-style-name="P24" svg:width="0.987cm" svg:height="0.821cm" svg:x="0.171cm" svg:y="6.646cm"><draw:text-box><text:p text:style-name="P19"><text:span text:style-name="T7">0</text:span></text:p></draw:text-box></draw:frame><draw:frame draw:style-name="gr51" draw:text-style-name="P24" svg:width="0.987cm" svg:height="0.821cm" svg:x="0.171cm" svg:y="4.004cm"><draw:text-box><text:p text:style-name="P19"><text:span text:style-name="T7">5</text:span></text:p></draw:text-box></draw:frame><draw:frame draw:style-name="gr52" draw:text-style-name="P24" svg:width="1.144cm" svg:height="0.821cm" svg:x="0cm" svg:y="1.33cm"><draw:text-box><text:p text:style-name="P19"><text:span text:style-name="T7">10</text:span></text:p></draw:text-box></draw:frame><draw:line draw:style-name="gr8" draw:text-style-name="P18" svg:x1="1.015cm" svg:y1="6.531cm" svg:x2="11.285cm" svg:y2="6.531cm"><text:p/></draw:line><draw:line draw:style-name="gr8" draw:text-style-name="P18" svg:x1="1.015cm" svg:y1="5.994cm" svg:x2="11.285cm" svg:y2="5.994cm"><text:p/></draw:line><draw:polygon draw:style-name="gr34" draw:text-style-name="P18" svg:width="2.052cm" svg:height="1.598cm" svg:x="1.015cm" svg:y="5.461cm" svg:viewBox="0 0 2053 1599" draw:points="0,0 2053,0 2053,1599 0,1599"><text:p/></draw:polygon><draw:polyline draw:style-name="gr8" draw:text-style-name="P18" svg:width="2.052cm" svg:height="1.598cm" svg:x="1.015cm" svg:y="5.461cm" svg:viewBox="0 0 2053 1599" draw:points="1026,1599 0,1599 0,0 2053,0 2053,1599 1026,1599"><text:p/></draw:polyline><draw:polygon draw:style-name="gr34" draw:text-style-name="P18" svg:width="2.052cm" svg:height="5.864cm" svg:x="3.07cm" svg:y="1.191cm" svg:viewBox="0 0 2053 5865" draw:points="0,0 2053,0 2053,5865 0,5865"><text:p/></draw:polygon><draw:polyline draw:style-name="gr8" draw:text-style-name="P18" svg:width="2.052cm" svg:height="5.864cm" svg:x="3.07cm" svg:y="1.191cm" svg:viewBox="0 0 2053 5865" draw:points="1026,5865 0,5865 0,0 2053,0 2053,5865 1026,5865"><text:p/></draw:polyline><draw:polygon draw:style-name="gr34" draw:text-style-name="P18" svg:width="2.052cm" svg:height="4.799cm" svg:x="5.123cm" svg:y="2.261cm" svg:viewBox="0 0 2053 4800" draw:points="0,0 2053,0 2053,4800 0,4800"><text:p/></draw:polygon><draw:polyline draw:style-name="gr8" draw:text-style-name="P18" svg:width="2.052cm" svg:height="4.799cm" svg:x="5.123cm" svg:y="2.261cm" svg:viewBox="0 0 2053 4800" draw:points="1026,4800 0,4800 0,0 2053,0 2053,4800 1026,4800"><text:p/></draw:polyline><draw:polygon draw:style-name="gr34" draw:text-style-name="P18" svg:width="2.052cm" svg:height="2.665cm" svg:x="7.176cm" svg:y="4.395cm" svg:viewBox="0 0 2053 2666" draw:points="0,0 2053,0 2053,2666 0,2666"><text:p/></draw:polygon><draw:polyline draw:style-name="gr8" draw:text-style-name="P18" svg:width="2.052cm" svg:height="2.665cm" svg:x="7.176cm" svg:y="4.395cm" svg:viewBox="0 0 2053 2666" draw:points="1026,2666 0,2666 0,0 2053,0 2053,2666 1026,2666"><text:p/></draw:polyline><draw:polyline draw:style-name="gr53" draw:text-style-name="P18" svg:width="0cm" svg:height="6.195cm" svg:x="1.018cm" svg:y="0.867cm" svg:viewBox="0 0 0 6196" draw:points="0,0 0,6196 0,0"><text:p/></draw:polyline><draw:frame draw:style-name="gr54" draw:text-style-name="P26" svg:width="1.142cm" svg:height="0.821cm" svg:x="0.496cm" svg:y="7.13cm"><draw:text-box><text:p text:style-name="P25"><text:span text:style-name="T7">20</text:span></text:p></draw:text-box></draw:frame><draw:frame draw:style-name="gr52" draw:text-style-name="P26" svg:width="1.144cm" svg:height="0.821cm" svg:x="2.549cm" svg:y="7.13cm"><draw:text-box><text:p text:style-name="P25"><text:span text:style-name="T7">30</text:span></text:p></draw:text-box></draw:frame><draw:frame draw:style-name="gr54" draw:text-style-name="P26" svg:width="1.142cm" svg:height="0.821cm" svg:x="4.606cm" svg:y="7.13cm"><draw:text-box><text:p text:style-name="P25"><text:span text:style-name="T7">40</text:span></text:p></draw:text-box></draw:frame><draw:frame draw:style-name="gr52" draw:text-style-name="P26" svg:width="1.144cm" svg:height="0.821cm" svg:x="6.662cm" svg:y="7.13cm"><draw:text-box><text:p text:style-name="P25"><text:span text:style-name="T7">50</text:span></text:p></draw:text-box></draw:frame><draw:frame draw:style-name="gr54" draw:text-style-name="P26" svg:width="1.142cm" svg:height="0.821cm" svg:x="8.717cm" svg:y="7.13cm"><draw:text-box><text:p text:style-name="P25"><text:span text:style-name="T7">60</text:span></text:p></draw:text-box></draw:frame><draw:frame draw:style-name="gr52" draw:text-style-name="P26" svg:width="1.144cm" svg:height="0.821cm" svg:x="10.77cm" svg:y="7.13cm"><draw:text-box><text:p text:style-name="P25"><text:span text:style-name="T7">70</text:span></text:p></draw:text-box></draw:frame><draw:polygon draw:style-name="gr34" draw:text-style-name="P18" svg:width="2.052cm" svg:height="1.065cm" svg:x="9.229cm" svg:y="5.994cm" svg:viewBox="0 0 2053 1066" draw:points="0,0 2053,0 2053,1066 0,1066"><text:p/></draw:polygon><draw:polyline draw:style-name="gr8" draw:text-style-name="P18" svg:width="2.052cm" svg:height="1.065cm" svg:x="9.229cm" svg:y="5.994cm" svg:viewBox="0 0 2053 1066" draw:points="1026,1066 0,1066 0,0 2053,0 2053,1066 1026,1066"><text:p/></draw:polyline><draw:frame draw:style-name="gr55" draw:text-style-name="P27" svg:width="1.851cm" svg:height="0.669cm" svg:x="0.111cm" svg:y="0cm"><draw:text-box><text:p text:style-name="P19"><text:span text:style-name="T8">Effectifs</text:span></text:p></draw:text-box></draw:frame><draw:frame draw:style-name="gr56" draw:text-style-name="P27" svg:width="1.558cm" svg:height="1.237cm" svg:x="11.98cm" svg:y="6.502cm"><draw:text-box><text:p text:style-name="P19"><text:span text:style-name="T8">Temps</text:span></text:p><text:p text:style-name="P25"><text:span text:style-name="T8">(min)</text:span></text:p></draw:text-box></draw:frame><draw:polyline draw:style-name="gr57" draw:text-style-name="P18" svg:width="10.614cm" svg:height="0cm" svg:x="1.016cm" svg:y="7.061cm" svg:viewBox="0 0 10615 0" draw:points="10615,0 0,0 10615,0"><text:p/></draw:polyline></draw: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1" svg:font-family="OpenSymbol" style:font-pitch="variable" style:font-charset="x-symbol"/>
    <style:font-face style:name="Mangal2" svg:font-family="Mangal"/>
    <style:font-face style:name="OpenSymbol" svg:font-family="OpenSymbol"/>
    <style:font-face style:name="Times New Roman2" svg:font-family="'Times New Roman'" style:font-adornments="Normal" style:font-family-generic="roman"/>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32" draw:display-name="Dash 32" draw:style="rect" draw:dots1="1" draw:dots1-length="0.005cm" draw:dots2="1" draw:dots2-length="0.005cm" draw:distance="0.005cm"/>
    <draw:stroke-dash draw:name="Dash_20_33" draw:display-name="Dash 33" draw:style="rect" draw:dots1="1" draw:dots1-length="0.005cm" draw:dots2="1" draw:dots2-length="0.005cm" draw:distance="0.005cm"/>
    <draw:stroke-dash draw:name="Dash_20_34" draw:display-name="Dash 34" draw:style="rect" draw:dots1="1" draw:dots1-length="0.005cm" draw:dots2="1" draw:dots2-length="0.005cm" draw:distance="0.005cm"/>
    <draw:stroke-dash draw:name="Dash_20_35" draw:display-name="Dash 35" draw:style="rect" draw:dots1="1" draw:dots1-length="0.005cm" draw:dots2="1" draw:dots2-length="0.005cm" draw:distance="0.005cm"/>
    <draw:stroke-dash draw:name="Dash_20_36" draw:display-name="Dash 36" draw:style="rect" draw:dots1="1" draw:dots1-length="0.005cm" draw:dots2="1" draw:dots2-length="0.005cm" draw:distance="0.005cm"/>
    <draw:stroke-dash draw:name="Dash_20_37" draw:display-name="Dash 37" draw:style="rect" draw:dots1="1" draw:dots1-length="0.005cm" draw:dots2="1" draw:dots2-length="0.005cm" draw:distance="0.005cm"/>
    <draw:stroke-dash draw:name="Dash_20_38" draw:display-name="Dash 38" draw:style="rect" draw:dots1="1" draw:dots1-length="0.005cm" draw:dots2="1" draw:dots2-length="0.005cm" draw:distance="0.005cm"/>
    <draw:stroke-dash draw:name="Dash_20_39" draw:display-name="Dash 39" draw:style="rect" draw:dots1="1" draw:dots1-length="0.005cm" draw:dots2="1" draw:dots2-length="0.005cm" draw:distance="0.005cm"/>
    <draw:stroke-dash draw:name="Dash_20_40" draw:display-name="Dash 40" draw:style="rect" draw:dots1="1" draw:dots1-length="0.005cm" draw:dots2="1" draw:dots2-length="0.005cm" draw:distance="0.005cm"/>
    <draw:stroke-dash draw:name="Dash_20_41" draw:display-name="Dash 41" draw:style="rect" draw:dots1="1" draw:dots1-length="0.005cm" draw:dots2="1" draw:dots2-length="0.005cm" draw:distance="0.005cm"/>
    <draw:stroke-dash draw:name="Dash_20_42" draw:display-name="Dash 42" draw:style="rect" draw:dots1="1" draw:dots1-length="0.005cm" draw:dots2="1" draw:dots2-length="0.005cm" draw:distance="0.005cm"/>
    <draw:stroke-dash draw:name="Dash_20_43" draw:display-name="Dash 43" draw:style="rect" draw:dots1="1" draw:dots1-length="0.005cm" draw:dots2="1" draw:dots2-length="0.005cm" draw:distance="0.005cm"/>
    <draw:stroke-dash draw:name="Dash_20_44" draw:display-name="Dash 44" draw:style="rect" draw:dots1="1" draw:dots1-length="0.005cm" draw:dots2="1" draw:dots2-length="0.005cm" draw:distance="0.005cm"/>
    <draw:stroke-dash draw:name="Dash_20_45" draw:display-name="Dash 45" draw:style="rect" draw:dots1="1" draw:dots1-length="0.005cm" draw:dots2="1" draw:dots2-length="0.005cm" draw:distance="0.005cm"/>
    <draw:stroke-dash draw:name="Dash_20_46" draw:display-name="Dash 46" draw:style="rect" draw:dots1="1" draw:dots1-length="0.005cm" draw:dots2="1" draw:dots2-length="0.005cm" draw:distance="0.005cm"/>
    <draw:stroke-dash draw:name="Dash_20_47" draw:display-name="Dash 47" draw:style="rect" draw:dots1="1" draw:dots1-length="0.005cm" draw:dots2="1" draw:dots2-length="0.005cm" draw:distance="0.005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fo:padding="0cm" fo:border="none" style:shadow="none"/>
      <style:text-properties fo:text-transform="uppercase" style:font-name="Arial1" fo:font-size="22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199cm" style:page-number="auto" fo:padding="0cm" fo:border="none" style:shadow="none">
        <style:tab-stops/>
      </style:paragraph-properties>
      <style:text-properties fo:font-variant="normal" fo:text-transform="none" style:font-name="Arial" fo:font-size="19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top="0cm" fo:margin-bottom="0.101cm" style:page-number="auto" fo:padding="0cm" fo:border="none" style:shadow="none" text:number-lines="true" text:line-number="0"/>
      <style:text-properties fo:font-variant="normal" fo:text-transform="none" style:font-name="Arial" fo:font-size="17pt" fo:font-style="italic" fo:font-weight="normal" style:font-size-asian="11pt" style:font-style-asian="italic" style:font-weight-asian="bold" style:font-size-complex="11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tfMasqué" style:family="text">
      <style:text-properties fo:font-variant="normal" fo:text-transform="none" fo:color="#000000" style:font-name="Times New Roman1" fo:font-size="18pt" fo:font-style="normal" fo:font-weight="normal" fo:background-color="transparent" style:font-size-asian="11pt" style:font-style-asian="italic" style:font-weight-asian="bold" style:font-size-complex="11pt" style:font-style-complex="italic" style:font-weight-complex="bold"/>
    </style:style>
    <style:style style:name="tfMasqué_20_sur_20_fond_20_gris" style:display-name="tfMasqué sur fond gris" style:family="text">
      <style:text-properties fo:font-variant="normal" fo:text-transform="none" fo:color="#000000" style:font-name="Times New Roman1" fo:font-size="18pt" fo:font-style="normal" fo:font-weight="normal" style:font-size-asian="11pt" style:font-style-asian="italic" style:font-weight-asian="bold" style:font-size-complex="11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List_20_1" style:display-name="List 1">
      <text:list-level-style-bullet text:level="1" text:style-name="Numbering_20_Symbols" text:bullet-char="●">
        <style:list-level-properties text:min-label-width="0.499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99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99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99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99cm"/>
        <style:text-properties fo:font-family="Tahoma" style:font-style-name="Normal" style:font-family-generic="swiss" style:font-pitch="variable"/>
      </text:list-level-style-bullet>
      <text:list-level-style-bullet text:level="6" text:style-name="Numbering_20_Symbols" text:bullet-char="●">
        <style:list-level-properties text:space-before="2cm" text:min-label-width="0.499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99cm"/>
        <style:text-properties fo:font-family="Tahoma" style:font-style-name="Normal" style:font-family-generic="swiss" style:font-pitch="variable"/>
      </text:list-level-style-bullet>
      <text:list-level-style-bullet text:level="8" text:style-name="Numbering_20_Symbols" text:bullet-char="●">
        <style:list-level-properties text:space-before="2.799cm" text:min-label-width="0.499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99cm"/>
        <style:text-properties fo:font-family="Tahoma" style:font-style-name="Normal" style:font-family-generic="swiss" style:font-pitch="variable"/>
      </text:list-level-style-bullet>
      <text:list-level-style-bullet text:level="10" text:style-name="Numbering_20_Symbols" text:bullet-char="●">
        <style:list-level-properties text:space-before="3.6cm" text:min-label-width="0.499cm"/>
        <style:text-properties fo:font-family="Tahoma" style:font-style-name="Normal" style:font-family-generic="swiss" style:font-pitch="variable"/>
      </text:list-level-style-bullet>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6T16:24:48.09</meta:creation-date>
    <meta:editing-duration>PT43M12S</meta:editing-duration>
    <meta:editing-cycles>12</meta:editing-cycles>
    <meta:generator>LibreOffice/3.4$Win32 LibreOffice_project/340m1$Build-402</meta:generator>
    <dc:date>2013-06-25T23:09:53.13</dc:date>
    <meta:print-date>2012-06-18T22:55:26.59</meta:print-date>
    <meta:document-statistic meta:table-count="16" meta:image-count="0" meta:object-count="0" meta:page-count="6" meta:paragraph-count="236" meta:word-count="454" meta:character-count="2324" meta:non-whitespace-character-count="2112"/>
  </office:meta>
</office:document-meta>
</file>